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763in" fo:padding-bottom="0.0555in" fo:padding-right="0.0763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12" style:parent-style-name="Absatz-Standardschriftar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13" style:parent-style-name="Standard" style:family="paragraph">
      <style:paragraph-properties fo:text-align="center" fo:margin-top="0.0138in"/>
    </style:style>
    <style:style style:name="T14" style:parent-style-name="Absatz-Standardschriftart" style:family="text">
      <style:text-properties fo:font-style="italic" style:font-style-asian="italic" style:font-style-complex="italic" fo:color="#BDD7EE" fo:font-size="9.5pt" style:font-size-asian="9.5pt" style:font-size-complex="9.5pt"/>
    </style:style>
    <style:style style:name="P15" style:parent-style-name="Standard" style:family="paragraph">
      <style:paragraph-properties fo:text-align="center" fo:margin-top="0.0055in"/>
    </style:style>
    <style:style style:name="T16" style:parent-style-name="Absatz-Standardschriftart" style:family="text">
      <style:text-properties fo:color="#BDD7EE" fo:font-size="8pt" style:font-size-asian="8pt" style:font-size-complex="8pt"/>
    </style:style>
    <style:style style:name="P17" style:parent-style-name="Standard" style:family="paragraph">
      <style:paragraph-properties fo:margin-top="0.0555in"/>
    </style:style>
    <style:style style:name="TableColumn19" style:family="table-column">
      <style:table-column-properties style:column-width="2.293in"/>
    </style:style>
    <style:style style:name="TableColumn20" style:family="table-column">
      <style:table-column-properties style:column-width="2.293in"/>
    </style:style>
    <style:style style:name="TableColumn21" style:family="table-column">
      <style:table-column-properties style:column-width="2.293in"/>
    </style:style>
    <style:style style:name="Table18" style:family="table">
      <style:table-properties style:width="6.879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DDDDDD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2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5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26" style:parent-style-name="Absatz-Standardschriftart" style:family="text">
      <style:text-properties fo:font-size="11pt" style:font-size-asian="11pt" style:font-size-complex="11pt"/>
    </style:style>
    <style:style style:name="TableCell27" style:family="table-cell">
      <style:table-cell-properties fo:border="0.0069in solid #DDDDDD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2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9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30" style:parent-style-name="Absatz-Standardschriftart" style:family="text">
      <style:text-properties fo:font-size="11pt" style:font-size-asian="11pt" style:font-size-complex="11pt"/>
    </style:style>
    <style:style style:name="TableCell31" style:family="table-cell">
      <style:table-cell-properties fo:border="0.0069in solid #DDDDDD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3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3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86in"/>
    </style:style>
    <style:style style:name="T34" style:parent-style-name="Absatz-Standardschriftart" style:family="text">
      <style:text-properties fo:font-size="11pt" style:font-size-asian="11pt" style:font-size-complex="11pt"/>
    </style:style>
    <style:style style:name="P35" style:parent-style-name="Standard" style:family="paragraph">
      <style:paragraph-properties fo:margin-top="0.0694in"/>
    </style:style>
    <style:style style:name="TableColumn37" style:family="table-column">
      <style:table-column-properties style:column-width="6.8791in"/>
    </style:style>
    <style:style style:name="Table36" style:family="table">
      <style:table-properties style:width="6.8791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in none #FFFFFF" fo:background-color="#1F3864" style:writing-mode="lr-tb" fo:padding-top="0.0416in" fo:padding-left="0.0763in" fo:padding-bottom="0.0416in" fo:padding-right="0.0763in">
        <style:background-fill draw:fill="solid" draw:fill-color="#1F3864"/>
      </style:table-cell-properties>
    </style:style>
    <style:style style:name="T40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41" style:parent-style-name="Standard" style:family="paragraph">
      <style:paragraph-properties fo:margin-top="0.0416in"/>
    </style:style>
    <style:style style:name="TableColumn43" style:family="table-column">
      <style:table-column-properties style:column-width="1.25in"/>
    </style:style>
    <style:style style:name="TableColumn44" style:family="table-column">
      <style:table-column-properties style:column-width="5.6291in"/>
    </style:style>
    <style:style style:name="Table42" style:family="table">
      <style:table-properties style:width="6.8791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2E75B6" fo:background-color="#2E75B6" style:writing-mode="lr-tb" style:vertical-align="middle" fo:padding-top="0.0555in" fo:padding-left="0.0763in" fo:padding-bottom="0.0555in" fo:padding-right="0.0763in">
        <style:background-fill draw:fill="solid" draw:fill-color="#2E75B6"/>
      </style:table-cell-properties>
    </style:style>
    <style:style style:name="P47" style:parent-style-name="Standard" style:family="paragraph">
      <style:paragraph-properties fo:text-align="center"/>
    </style:style>
    <style:style style:name="T48" style:parent-style-name="Absatz-Standardschriftart" style:family="text">
      <style:text-properties fo:font-weight="bold" style:font-weight-asian="bold" style:font-weight-complex="bold" fo:color="#FFFFFF"/>
    </style:style>
    <style:style style:name="TableCell49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50" style:parent-style-name="Absatz-Standardschriftart" style:family="text">
      <style:text-properties fo:color="#1A1A1A"/>
    </style:style>
    <style:style style:name="T51" style:parent-style-name="Absatz-Standardschriftart" style:family="text">
      <style:text-properties fo:color="#1A1A1A"/>
    </style:style>
    <style:style style:name="T52" style:parent-style-name="Absatz-Standardschriftart" style:family="text">
      <style:text-properties fo:color="#1A1A1A"/>
    </style:style>
    <style:style style:name="T53" style:parent-style-name="Absatz-Standardschriftart" style:family="text">
      <style:text-properties fo:color="#1A1A1A"/>
    </style:style>
    <style:style style:name="T54" style:parent-style-name="Absatz-Standardschriftart" style:family="text">
      <style:text-properties fo:color="#1A1A1A"/>
    </style:style>
    <style:style style:name="T55" style:parent-style-name="Absatz-Standardschriftart" style:family="text">
      <style:text-properties fo:color="#1A1A1A"/>
    </style:style>
    <style:style style:name="T56" style:parent-style-name="Absatz-Standardschriftart" style:family="text">
      <style:text-properties fo:color="#1A1A1A"/>
    </style:style>
    <style:style style:name="T57" style:parent-style-name="Absatz-Standardschriftart" style:family="text">
      <style:text-properties fo:color="#1A1A1A"/>
    </style:style>
    <style:style style:name="T58" style:parent-style-name="Absatz-Standardschriftart" style:family="text">
      <style:text-properties fo:color="#1A1A1A"/>
    </style:style>
    <style:style style:name="T59" style:parent-style-name="Absatz-Standardschriftart" style:family="text">
      <style:text-properties fo:color="#1A1A1A"/>
    </style:style>
    <style:style style:name="P60" style:parent-style-name="Standard" style:family="paragraph">
      <style:paragraph-properties fo:margin-top="0.0277in"/>
    </style:style>
    <style:style style:name="TableColumn62" style:family="table-column">
      <style:table-column-properties style:column-width="1.25in"/>
    </style:style>
    <style:style style:name="TableColumn63" style:family="table-column">
      <style:table-column-properties style:column-width="5.6291in"/>
    </style:style>
    <style:style style:name="Table61" style:family="table">
      <style:table-properties style:width="6.8791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375623" fo:background-color="#375623" style:writing-mode="lr-tb" style:vertical-align="middle" fo:padding-top="0.0555in" fo:padding-left="0.0763in" fo:padding-bottom="0.0555in" fo:padding-right="0.0763in">
        <style:background-fill draw:fill="solid" draw:fill-color="#375623"/>
      </style:table-cell-properties>
    </style:style>
    <style:style style:name="P66" style:parent-style-name="Standard" style:family="paragraph">
      <style:paragraph-properties fo:text-align="center"/>
    </style:style>
    <style:style style:name="T67" style:parent-style-name="Absatz-Standardschriftart" style:family="text">
      <style:text-properties fo:font-weight="bold" style:font-weight-asian="bold" style:font-weight-complex="bold" fo:color="#FFFFFF"/>
    </style:style>
    <style:style style:name="TableCell68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69" style:parent-style-name="Absatz-Standardschriftart" style:family="text">
      <style:text-properties fo:color="#1A1A1A"/>
    </style:style>
    <style:style style:name="T70" style:parent-style-name="Absatz-Standardschriftart" style:family="text">
      <style:text-properties fo:color="#1A1A1A"/>
    </style:style>
    <style:style style:name="T71" style:parent-style-name="Absatz-Standardschriftart" style:family="text">
      <style:text-properties fo:color="#1A1A1A"/>
    </style:style>
    <style:style style:name="T72" style:parent-style-name="Absatz-Standardschriftart" style:family="text">
      <style:text-properties fo:color="#1A1A1A"/>
    </style:style>
    <style:style style:name="T73" style:parent-style-name="Absatz-Standardschriftart" style:family="text">
      <style:text-properties fo:color="#1A1A1A"/>
    </style:style>
    <style:style style:name="T74" style:parent-style-name="Absatz-Standardschriftart" style:family="text">
      <style:text-properties fo:color="#1A1A1A"/>
    </style:style>
    <style:style style:name="T75" style:parent-style-name="Absatz-Standardschriftart" style:family="text">
      <style:text-properties fo:color="#1A1A1A"/>
    </style:style>
    <style:style style:name="T76" style:parent-style-name="Absatz-Standardschriftart" style:family="text">
      <style:text-properties fo:color="#1A1A1A"/>
    </style:style>
    <style:style style:name="P77" style:parent-style-name="Standard" style:family="paragraph">
      <style:paragraph-properties fo:margin-top="0.0277in"/>
    </style:style>
    <style:style style:name="TableColumn79" style:family="table-column">
      <style:table-column-properties style:column-width="1.25in"/>
    </style:style>
    <style:style style:name="TableColumn80" style:family="table-column">
      <style:table-column-properties style:column-width="5.6291in"/>
    </style:style>
    <style:style style:name="Table78" style:family="table">
      <style:table-properties style:width="6.879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C55A11" fo:background-color="#C55A11" style:writing-mode="lr-tb" style:vertical-align="middle" fo:padding-top="0.0555in" fo:padding-left="0.0763in" fo:padding-bottom="0.0555in" fo:padding-right="0.0763in">
        <style:background-fill draw:fill="solid" draw:fill-color="#C55A11"/>
      </style:table-cell-properties>
    </style:style>
    <style:style style:name="P83" style:parent-style-name="Standard" style:family="paragraph">
      <style:paragraph-properties fo:text-align="center"/>
    </style:style>
    <style:style style:name="T84" style:parent-style-name="Absatz-Standardschriftart" style:family="text">
      <style:text-properties fo:font-weight="bold" style:font-weight-asian="bold" style:font-weight-complex="bold" fo:color="#FFFFFF"/>
    </style:style>
    <style:style style:name="TableCell85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86" style:parent-style-name="Absatz-Standardschriftart" style:family="text">
      <style:text-properties fo:color="#1A1A1A"/>
    </style:style>
    <style:style style:name="T87" style:parent-style-name="Absatz-Standardschriftart" style:family="text">
      <style:text-properties fo:color="#1A1A1A"/>
    </style:style>
    <style:style style:name="T88" style:parent-style-name="Absatz-Standardschriftart" style:family="text">
      <style:text-properties fo:color="#1A1A1A"/>
    </style:style>
    <style:style style:name="T89" style:parent-style-name="Absatz-Standardschriftart" style:family="text">
      <style:text-properties fo:color="#1A1A1A"/>
    </style:style>
    <style:style style:name="T90" style:parent-style-name="Absatz-Standardschriftart" style:family="text">
      <style:text-properties fo:color="#1A1A1A"/>
    </style:style>
    <style:style style:name="P91" style:parent-style-name="Standard" style:family="paragraph">
      <style:paragraph-properties fo:margin-top="0.0694in"/>
    </style:style>
    <style:style style:name="TableColumn93" style:family="table-column">
      <style:table-column-properties style:column-width="6.8791in"/>
    </style:style>
    <style:style style:name="Table92" style:family="table">
      <style:table-properties style:width="6.8791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in none #FFFFFF" fo:background-color="#2E75B6" style:writing-mode="lr-tb" fo:padding-top="0.0416in" fo:padding-left="0.0763in" fo:padding-bottom="0.0416in" fo:padding-right="0.0763in">
        <style:background-fill draw:fill="solid" draw:fill-color="#2E75B6"/>
      </style:table-cell-properties>
    </style:style>
    <style:style style:name="T96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97" style:parent-style-name="Standard" style:family="paragraph">
      <style:paragraph-properties fo:margin-top="0.0416in"/>
    </style:style>
    <style:style style:name="TableColumn99" style:family="table-column">
      <style:table-column-properties style:column-width="1.25in"/>
    </style:style>
    <style:style style:name="TableColumn100" style:family="table-column">
      <style:table-column-properties style:column-width="2.8145in"/>
    </style:style>
    <style:style style:name="TableColumn101" style:family="table-column">
      <style:table-column-properties style:column-width="2.8145in"/>
    </style:style>
    <style:style style:name="Table98" style:family="table">
      <style:table-properties style:width="6.8791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P104" style:parent-style-name="Standard" style:family="paragraph">
      <style:paragraph-properties fo:text-align="center"/>
    </style:style>
    <style:style style:name="T105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6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P107" style:parent-style-name="Standard" style:family="paragraph">
      <style:paragraph-properties fo:text-align="center"/>
    </style:style>
    <style:style style:name="T10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109" style:family="table-cell">
      <style:table-cell-properties fo:border="0.0069in solid #777777" fo:background-color="#1F3864" style:writing-mode="lr-tb" style:vertical-align="middle" fo:padding-top="0.0555in" fo:padding-left="0.0763in" fo:padding-bottom="0.0555in" fo:padding-right="0.0763in">
        <style:background-fill draw:fill="solid" draw:fill-color="#1F3864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CCCCCC" fo:background-color="#DEEAF1" style:writing-mode="lr-tb" style:vertical-align="middle" fo:padding-top="0.0555in" fo:padding-left="0.0763in" fo:padding-bottom="0.0555in" fo:padding-right="0.0763in">
        <style:background-fill draw:fill="solid" draw:fill-color="#DEEAF1"/>
      </style:table-cell-properties>
    </style:style>
    <style:style style:name="T114" style:parent-style-name="Absatz-Standardschriftart" style:family="text">
      <style:text-properties fo:font-weight="bold" style:font-weight-asian="bold" style:font-weight-complex="bold" fo:color="#2E75B6" fo:font-size="8.5pt" style:font-size-asian="8.5pt" style:font-size-complex="8.5pt"/>
    </style:style>
    <style:style style:name="T115" style:parent-style-name="Absatz-Standardschriftart" style:family="text">
      <style:text-properties fo:font-weight="bold" style:font-weight-asian="bold" style:font-weight-complex="bold" fo:color="#2E75B6" fo:font-size="8.5pt" style:font-size-asian="8.5pt" style:font-size-complex="8.5pt"/>
    </style:style>
    <style:style style:name="TableCell116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117" style:parent-style-name="Absatz-Standardschriftart" style:family="text">
      <style:text-properties fo:color="#1A1A1A" fo:font-size="8.5pt" style:font-size-asian="8.5pt" style:font-size-complex="8.5pt"/>
    </style:style>
    <style:style style:name="T118" style:parent-style-name="Absatz-Standardschriftart" style:family="text">
      <style:text-properties fo:color="#1A1A1A" fo:font-size="8.5pt" style:font-size-asian="8.5pt" style:font-size-complex="8.5pt"/>
    </style:style>
    <style:style style:name="T119" style:parent-style-name="Absatz-Standardschriftart" style:family="text">
      <style:text-properties fo:color="#1A1A1A" fo:font-size="8.5pt" style:font-size-asian="8.5pt" style:font-size-complex="8.5pt"/>
    </style:style>
    <style:style style:name="TableCell120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121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22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23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CCCCCC" fo:background-color="#E2EFDA" style:writing-mode="lr-tb" style:vertical-align="middle" fo:padding-top="0.0555in" fo:padding-left="0.0763in" fo:padding-bottom="0.0555in" fo:padding-right="0.0763in">
        <style:background-fill draw:fill="solid" draw:fill-color="#E2EFDA"/>
      </style:table-cell-properties>
    </style:style>
    <style:style style:name="T126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27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128" style:parent-style-name="Absatz-Standardschriftart" style:family="text">
      <style:text-properties fo:color="#1A1A1A" fo:font-size="8.5pt" style:font-size-asian="8.5pt" style:font-size-complex="8.5pt"/>
    </style:style>
    <style:style style:name="T129" style:parent-style-name="Absatz-Standardschriftart" style:family="text">
      <style:text-properties fo:color="#1A1A1A" fo:font-size="8.5pt" style:font-size-asian="8.5pt" style:font-size-complex="8.5pt"/>
    </style:style>
    <style:style style:name="T130" style:parent-style-name="Absatz-Standardschriftart" style:family="text">
      <style:text-properties fo:color="#1A1A1A" fo:font-size="8.5pt" style:font-size-asian="8.5pt" style:font-size-complex="8.5pt"/>
    </style:style>
    <style:style style:name="T131" style:parent-style-name="Absatz-Standardschriftart" style:family="text">
      <style:text-properties fo:color="#1A1A1A" fo:font-size="8.5pt" style:font-size-asian="8.5pt" style:font-size-complex="8.5pt"/>
    </style:style>
    <style:style style:name="T132" style:parent-style-name="Absatz-Standardschriftart" style:family="text">
      <style:text-properties fo:color="#1A1A1A" fo:font-size="8.5pt" style:font-size-asian="8.5pt" style:font-size-complex="8.5pt"/>
    </style:style>
    <style:style style:name="T133" style:parent-style-name="Absatz-Standardschriftart" style:family="text">
      <style:text-properties fo:color="#1A1A1A" fo:font-size="8.5pt" style:font-size-asian="8.5pt" style:font-size-complex="8.5pt"/>
    </style:style>
    <style:style style:name="T134" style:parent-style-name="Absatz-Standardschriftart" style:family="text">
      <style:text-properties fo:color="#1A1A1A" fo:font-size="8.5pt" style:font-size-asian="8.5pt" style:font-size-complex="8.5pt"/>
    </style:style>
    <style:style style:name="T135" style:parent-style-name="Absatz-Standardschriftart" style:family="text">
      <style:text-properties fo:color="#1A1A1A" fo:font-size="8.5pt" style:font-size-asian="8.5pt" style:font-size-complex="8.5pt"/>
    </style:style>
    <style:style style:name="T136" style:parent-style-name="Absatz-Standardschriftart" style:family="text">
      <style:text-properties fo:color="#1A1A1A" fo:font-size="8.5pt" style:font-size-asian="8.5pt" style:font-size-complex="8.5pt"/>
    </style:style>
    <style:style style:name="TableCell137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138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CCCCCC" fo:background-color="#FCE4D6" style:writing-mode="lr-tb" style:vertical-align="middle" fo:padding-top="0.0555in" fo:padding-left="0.0763in" fo:padding-bottom="0.0555in" fo:padding-right="0.0763in">
        <style:background-fill draw:fill="solid" draw:fill-color="#FCE4D6"/>
      </style:table-cell-properties>
    </style:style>
    <style:style style:name="T141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42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143" style:parent-style-name="Absatz-Standardschriftart" style:family="text">
      <style:text-properties fo:color="#1A1A1A" fo:font-size="8.5pt" style:font-size-asian="8.5pt" style:font-size-complex="8.5pt"/>
    </style:style>
    <style:style style:name="T144" style:parent-style-name="Absatz-Standardschriftart" style:family="text">
      <style:text-properties fo:color="#1A1A1A" fo:font-size="8.5pt" style:font-size-asian="8.5pt" style:font-size-complex="8.5pt"/>
    </style:style>
    <style:style style:name="T145" style:parent-style-name="Absatz-Standardschriftart" style:family="text">
      <style:text-properties fo:color="#1A1A1A" fo:font-size="8.5pt" style:font-size-asian="8.5pt" style:font-size-complex="8.5pt"/>
    </style:style>
    <style:style style:name="T146" style:parent-style-name="Absatz-Standardschriftart" style:family="text">
      <style:text-properties fo:color="#1A1A1A" fo:font-size="8.5pt" style:font-size-asian="8.5pt" style:font-size-complex="8.5pt"/>
    </style:style>
    <style:style style:name="T147" style:parent-style-name="Absatz-Standardschriftart" style:family="text">
      <style:text-properties fo:color="#1A1A1A" fo:font-size="8.5pt" style:font-size-asian="8.5pt" style:font-size-complex="8.5pt"/>
    </style:style>
    <style:style style:name="T148" style:parent-style-name="Absatz-Standardschriftart" style:family="text">
      <style:text-properties fo:color="#1A1A1A" fo:font-size="8.5pt" style:font-size-asian="8.5pt" style:font-size-complex="8.5pt"/>
    </style:style>
    <style:style style:name="T149" style:parent-style-name="Absatz-Standardschriftart" style:family="text">
      <style:text-properties fo:color="#1A1A1A" fo:font-size="8.5pt" style:font-size-asian="8.5pt" style:font-size-complex="8.5pt"/>
    </style:style>
    <style:style style:name="T150" style:parent-style-name="Absatz-Standardschriftart" style:family="text">
      <style:text-properties fo:color="#1A1A1A" fo:font-size="8.5pt" style:font-size-asian="8.5pt" style:font-size-complex="8.5pt"/>
    </style:style>
    <style:style style:name="T151" style:parent-style-name="Absatz-Standardschriftart" style:family="text">
      <style:text-properties fo:color="#1A1A1A" fo:font-size="8.5pt" style:font-size-asian="8.5pt" style:font-size-complex="8.5pt"/>
    </style:style>
    <style:style style:name="TableCell152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153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54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55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56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157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P158" style:parent-style-name="Standard" style:family="paragraph">
      <style:paragraph-properties fo:margin-top="0.0694in"/>
    </style:style>
    <style:style style:name="TableColumn160" style:family="table-column">
      <style:table-column-properties style:column-width="6.8791in"/>
    </style:style>
    <style:style style:name="Table159" style:family="table">
      <style:table-properties style:width="6.879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in none #FFFFFF" fo:background-color="#2E75B6" style:writing-mode="lr-tb" fo:padding-top="0.0416in" fo:padding-left="0.0763in" fo:padding-bottom="0.0416in" fo:padding-right="0.0763in">
        <style:background-fill draw:fill="solid" draw:fill-color="#2E75B6"/>
      </style:table-cell-properties>
    </style:style>
    <style:style style:name="T163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164" style:parent-style-name="Standard" style:family="paragraph">
      <style:paragraph-properties fo:margin-top="0.0416in"/>
    </style:style>
    <style:style style:name="TableColumn166" style:family="table-column">
      <style:table-column-properties style:column-width="2.4701in"/>
    </style:style>
    <style:style style:name="TableColumn167" style:family="table-column">
      <style:table-column-properties style:column-width="2.3194in"/>
    </style:style>
    <style:style style:name="TableColumn168" style:family="table-column">
      <style:table-column-properties style:column-width="2.0895in"/>
    </style:style>
    <style:style style:name="Table165" style:family="table">
      <style:table-properties style:width="6.879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171" style:parent-style-name="Absatz-Standardschriftart" style:family="text">
      <style:text-properties fo:font-weight="bold" style:font-weight-asian="bold" style:font-weight-complex="bold" fo:color="#2E75B6"/>
    </style:style>
    <style:style style:name="P172" style:parent-style-name="Standard" style:family="paragraph">
      <style:paragraph-properties fo:margin-top="0.0208in"/>
    </style:style>
    <style:style style:name="T173" style:parent-style-name="Absatz-Standardschriftart" style:family="text">
      <style:text-properties fo:color="#1A1A1A" fo:font-size="8.5pt" style:font-size-asian="8.5pt" style:font-size-complex="8.5pt"/>
    </style:style>
    <style:style style:name="T174" style:parent-style-name="Absatz-Standardschriftart" style:family="text">
      <style:text-properties fo:color="#1A1A1A" fo:font-size="8.5pt" style:font-size-asian="8.5pt" style:font-size-complex="8.5pt"/>
    </style:style>
    <style:style style:name="T175" style:parent-style-name="Absatz-Standardschriftart" style:family="text">
      <style:text-properties fo:color="#1A1A1A" fo:font-size="8.5pt" style:font-size-asian="8.5pt" style:font-size-complex="8.5pt"/>
    </style:style>
    <style:style style:name="P176" style:parent-style-name="Standard" style:family="paragraph">
      <style:paragraph-properties fo:margin-top="0.0208in"/>
    </style:style>
    <style:style style:name="T177" style:parent-style-name="Absatz-Standardschriftart" style:family="text">
      <style:text-properties fo:font-weight="bold" style:font-weight-asian="bold" style:font-weight-complex="bold" fo:color="#2E75B6" fo:font-size="8pt" style:font-size-asian="8pt" style:font-size-complex="8pt"/>
    </style:style>
    <style:style style:name="T178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179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180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ableCell181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182" style:parent-style-name="Absatz-Standardschriftart" style:family="text">
      <style:text-properties fo:font-weight="bold" style:font-weight-asian="bold" style:font-weight-complex="bold" fo:color="#375623"/>
    </style:style>
    <style:style style:name="P183" style:parent-style-name="Standard" style:family="paragraph">
      <style:paragraph-properties fo:margin-top="0.0208in"/>
    </style:style>
    <style:style style:name="T184" style:parent-style-name="Absatz-Standardschriftart" style:family="text">
      <style:text-properties fo:color="#1A1A1A" fo:font-size="8.5pt" style:font-size-asian="8.5pt" style:font-size-complex="8.5pt"/>
    </style:style>
    <style:style style:name="P185" style:parent-style-name="Standard" style:family="paragraph">
      <style:paragraph-properties fo:margin-top="0.0208in"/>
    </style:style>
    <style:style style:name="T186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187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ableCell188" style:family="table-cell">
      <style:table-cell-properties fo:border="0.0069in solid #CCCCCC" fo:background-color="#FCE4D6" style:writing-mode="lr-tb" fo:padding-top="0.0555in" fo:padding-left="0.0763in" fo:padding-bottom="0.0555in" fo:padding-right="0.0763in">
        <style:background-fill draw:fill="solid" draw:fill-color="#FCE4D6"/>
      </style:table-cell-properties>
    </style:style>
    <style:style style:name="T189" style:parent-style-name="Absatz-Standardschriftart" style:family="text">
      <style:text-properties fo:font-weight="bold" style:font-weight-asian="bold" style:font-weight-complex="bold" fo:color="#C55A11"/>
    </style:style>
    <style:style style:name="P190" style:parent-style-name="Standard" style:family="paragraph">
      <style:paragraph-properties fo:margin-top="0.0208in"/>
    </style:style>
    <style:style style:name="T191" style:parent-style-name="Absatz-Standardschriftart" style:family="text">
      <style:text-properties fo:color="#1A1A1A" fo:font-size="8.5pt" style:font-size-asian="8.5pt" style:font-size-complex="8.5pt"/>
    </style:style>
    <style:style style:name="T192" style:parent-style-name="Absatz-Standardschriftart" style:family="text">
      <style:text-properties fo:color="#1A1A1A" fo:font-size="8.5pt" style:font-size-asian="8.5pt" style:font-size-complex="8.5pt"/>
    </style:style>
    <style:style style:name="T193" style:parent-style-name="Absatz-Standardschriftart" style:family="text">
      <style:text-properties fo:color="#1A1A1A" fo:font-size="8.5pt" style:font-size-asian="8.5pt" style:font-size-complex="8.5pt"/>
    </style:style>
    <style:style style:name="T194" style:parent-style-name="Absatz-Standardschriftart" style:family="text">
      <style:text-properties fo:color="#1A1A1A" fo:font-size="8.5pt" style:font-size-asian="8.5pt" style:font-size-complex="8.5pt"/>
    </style:style>
    <style:style style:name="T195" style:parent-style-name="Absatz-Standardschriftart" style:family="text">
      <style:text-properties fo:color="#1A1A1A" fo:font-size="8.5pt" style:font-size-asian="8.5pt" style:font-size-complex="8.5pt"/>
    </style:style>
    <style:style style:name="T196" style:parent-style-name="Absatz-Standardschriftart" style:family="text">
      <style:text-properties fo:color="#1A1A1A" fo:font-size="8.5pt" style:font-size-asian="8.5pt" style:font-size-complex="8.5pt"/>
    </style:style>
    <style:style style:name="T197" style:parent-style-name="Absatz-Standardschriftart" style:family="text">
      <style:text-properties fo:color="#1A1A1A" fo:font-size="8.5pt" style:font-size-asian="8.5pt" style:font-size-complex="8.5pt"/>
    </style:style>
    <style:style style:name="P198" style:parent-style-name="Standard" style:family="paragraph">
      <style:paragraph-properties fo:margin-top="0.0208in"/>
    </style:style>
    <style:style style:name="T199" style:parent-style-name="Absatz-Standardschriftart" style:family="text">
      <style:text-properties fo:font-weight="bold" style:font-weight-asian="bold" style:font-weight-complex="bold" fo:color="#C55A11" fo:font-size="8pt" style:font-size-asian="8pt" style:font-size-complex="8pt"/>
    </style:style>
    <style:style style:name="T200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201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202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T203" style:parent-style-name="Absatz-Standardschriftart" style:family="text">
      <style:text-properties fo:font-style="italic" style:font-style-asian="italic" style:font-style-complex="italic" fo:color="#595959" fo:font-size="8pt" style:font-size-asian="8pt" style:font-size-complex="8pt"/>
    </style:style>
    <style:style style:name="P204" style:parent-style-name="Standard" style:family="paragraph">
      <style:paragraph-properties fo:margin-top="0.0694in"/>
    </style:style>
    <style:style style:name="P205" style:parent-style-name="Standard" style:family="paragraph">
      <style:paragraph-properties fo:margin-top="0.0694in"/>
    </style:style>
    <style:style style:name="P206" style:parent-style-name="Standard" style:family="paragraph">
      <style:paragraph-properties fo:margin-top="0.0694in"/>
    </style:style>
    <style:style style:name="P207" style:parent-style-name="Standard" style:family="paragraph">
      <style:paragraph-properties fo:margin-top="0.0694in"/>
    </style:style>
    <style:style style:name="P208" style:parent-style-name="Standard" style:family="paragraph">
      <style:paragraph-properties fo:margin-top="0.0694in"/>
    </style:style>
    <style:style style:name="P209" style:parent-style-name="Standard" style:family="paragraph">
      <style:paragraph-properties fo:margin-top="0.0694in"/>
    </style:style>
    <style:style style:name="P210" style:parent-style-name="Standard" style:family="paragraph">
      <style:paragraph-properties fo:margin-top="0.0694in"/>
    </style:style>
    <style:style style:name="P211" style:parent-style-name="Standard" style:family="paragraph">
      <style:paragraph-properties fo:margin-top="0.0694in"/>
    </style:style>
    <style:style style:name="TableColumn213" style:family="table-column">
      <style:table-column-properties style:column-width="6.8791in"/>
    </style:style>
    <style:style style:name="Table212" style:family="table">
      <style:table-properties style:width="6.8791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in none #FFFFFF" fo:background-color="#375623" style:writing-mode="lr-tb" fo:padding-top="0.0416in" fo:padding-left="0.0763in" fo:padding-bottom="0.0416in" fo:padding-right="0.0763in">
        <style:background-fill draw:fill="solid" draw:fill-color="#375623"/>
      </style:table-cell-properties>
    </style:style>
    <style:style style:name="T216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217" style:parent-style-name="Standard" style:family="paragraph">
      <style:paragraph-properties fo:margin-top="0.0416in"/>
    </style:style>
    <style:style style:name="TableColumn219" style:family="table-column">
      <style:table-column-properties style:column-width="6.8791in"/>
    </style:style>
    <style:style style:name="Table218" style:family="table">
      <style:table-properties style:width="6.8791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104in solid #7F6000" fo:background-color="#FFF2CC" style:writing-mode="lr-tb" fo:padding-top="0.0555in" fo:padding-left="0.0763in" fo:padding-bottom="0.0555in" fo:padding-right="0.0763in">
        <style:background-fill draw:fill="solid" draw:fill-color="#FFF2CC"/>
      </style:table-cell-properties>
    </style:style>
    <style:style style:name="P222" style:parent-style-name="Standard" style:family="paragraph">
      <style:paragraph-properties fo:text-align="center"/>
    </style:style>
    <style:style style:name="T223" style:parent-style-name="Absatz-Standardschriftart" style:family="text">
      <style:text-properties fo:font-weight="bold" style:font-weight-asian="bold" style:font-weight-complex="bold" fo:color="#1F3864" fo:font-size="10pt" style:font-size-asian="10pt" style:font-size-complex="10pt"/>
    </style:style>
    <style:style style:name="T224" style:parent-style-name="Absatz-Standardschriftart" style:family="text">
      <style:text-properties fo:font-weight="bold" style:font-weight-asian="bold" style:font-weight-complex="bold" fo:color="#375623" fo:font-size="10pt" style:font-size-asian="10pt" style:font-size-complex="10pt"/>
    </style:style>
    <style:style style:name="T225" style:parent-style-name="Absatz-Standardschriftart" style:family="text">
      <style:text-properties fo:font-weight="bold" style:font-weight-asian="bold" style:font-weight-complex="bold" fo:color="#1A1A1A" fo:font-size="10pt" style:font-size-asian="10pt" style:font-size-complex="10pt"/>
    </style:style>
    <style:style style:name="T226" style:parent-style-name="Absatz-Standardschriftart" style:family="text">
      <style:text-properties fo:font-weight="bold" style:font-weight-asian="bold" style:font-weight-complex="bold" fo:color="#A00000" fo:font-size="10pt" style:font-size-asian="10pt" style:font-size-complex="10pt"/>
    </style:style>
    <style:style style:name="T227" style:parent-style-name="Absatz-Standardschriftart" style:family="text">
      <style:text-properties fo:font-weight="bold" style:font-weight-asian="bold" style:font-weight-complex="bold" fo:color="#1A1A1A" fo:font-size="10pt" style:font-size-asian="10pt" style:font-size-complex="10pt"/>
    </style:style>
    <style:style style:name="T228" style:parent-style-name="Absatz-Standardschriftart" style:family="text">
      <style:text-properties fo:font-weight="bold" style:font-weight-asian="bold" style:font-weight-complex="bold" fo:color="#2E75B6" fo:font-size="10pt" style:font-size-asian="10pt" style:font-size-complex="10pt"/>
    </style:style>
    <style:style style:name="T229" style:parent-style-name="Absatz-Standardschriftart" style:family="text">
      <style:text-properties fo:font-weight="bold" style:font-weight-asian="bold" style:font-weight-complex="bold" fo:color="#2E75B6" fo:font-size="10pt" style:font-size-asian="10pt" style:font-size-complex="10pt"/>
    </style:style>
    <style:style style:name="T230" style:parent-style-name="Absatz-Standardschriftart" style:family="text">
      <style:text-properties fo:font-weight="bold" style:font-weight-asian="bold" style:font-weight-complex="bold" fo:color="#2E75B6" fo:font-size="10pt" style:font-size-asian="10pt" style:font-size-complex="10pt"/>
    </style:style>
    <style:style style:name="P231" style:parent-style-name="Standard" style:family="paragraph">
      <style:paragraph-properties fo:margin-top="0.0416in"/>
    </style:style>
    <style:style style:name="TableColumn233" style:family="table-column">
      <style:table-column-properties style:column-width="2.293in"/>
    </style:style>
    <style:style style:name="TableColumn234" style:family="table-column">
      <style:table-column-properties style:column-width="2.293in"/>
    </style:style>
    <style:style style:name="TableColumn235" style:family="table-column">
      <style:table-column-properties style:column-width="2.293in"/>
    </style:style>
    <style:style style:name="Table232" style:family="table">
      <style:table-properties style:width="6.8791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777777" fo:background-color="#375623" style:writing-mode="lr-tb" style:vertical-align="middle" fo:padding-top="0.0555in" fo:padding-left="0.0763in" fo:padding-bottom="0.0555in" fo:padding-right="0.0763in">
        <style:background-fill draw:fill="solid" draw:fill-color="#375623"/>
      </style:table-cell-properties>
    </style:style>
    <style:style style:name="T238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239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240" style:family="table-cell">
      <style:table-cell-properties fo:border="0.0069in solid #777777" fo:background-color="#A00000" style:writing-mode="lr-tb" style:vertical-align="middle" fo:padding-top="0.0555in" fo:padding-left="0.0763in" fo:padding-bottom="0.0555in" fo:padding-right="0.0763in">
        <style:background-fill draw:fill="solid" draw:fill-color="#A00000"/>
      </style:table-cell-properties>
    </style:style>
    <style:style style:name="T241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Cell242" style:family="table-cell">
      <style:table-cell-properties fo:border="0.0069in solid #777777" fo:background-color="#2E75B6" style:writing-mode="lr-tb" style:vertical-align="middle" fo:padding-top="0.0555in" fo:padding-left="0.0763in" fo:padding-bottom="0.0555in" fo:padding-right="0.0763in">
        <style:background-fill draw:fill="solid" draw:fill-color="#2E75B6"/>
      </style:table-cell-properties>
    </style:style>
    <style:style style:name="T243" style:parent-style-name="Absatz-Standardschriftart" style:family="text">
      <style:text-properties fo:font-weight="bold" style:font-weight-asian="bold" style:font-weight-complex="bold" fo:color="#FFFFFF" fo:font-size="8.5pt" style:font-size-asian="8.5pt" style:font-size-complex="8.5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246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247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248" style:parent-style-name="Absatz-Standardschriftart" style:family="text">
      <style:text-properties fo:color="#1A1A1A" fo:font-size="8pt" style:font-size-asian="8pt" style:font-size-complex="8pt"/>
    </style:style>
    <style:style style:name="T249" style:parent-style-name="Absatz-Standardschriftart" style:family="text">
      <style:text-properties fo:color="#1A1A1A" fo:font-size="8pt" style:font-size-asian="8pt" style:font-size-complex="8pt"/>
    </style:style>
    <style:style style:name="T250" style:parent-style-name="Absatz-Standardschriftart" style:family="text">
      <style:text-properties fo:color="#1A1A1A" fo:font-size="8pt" style:font-size-asian="8pt" style:font-size-complex="8pt"/>
    </style:style>
    <style:style style:name="T251" style:parent-style-name="Absatz-Standardschriftart" style:family="text">
      <style:text-properties fo:color="#1A1A1A" fo:font-size="8pt" style:font-size-asian="8pt" style:font-size-complex="8pt"/>
    </style:style>
    <style:style style:name="T252" style:parent-style-name="Absatz-Standardschriftart" style:family="text">
      <style:text-properties fo:color="#1A1A1A" fo:font-size="8pt" style:font-size-asian="8pt" style:font-size-complex="8pt"/>
    </style:style>
    <style:style style:name="P253" style:parent-style-name="Standard" style:family="paragraph">
      <style:paragraph-properties fo:margin-top="0.0208in"/>
    </style:style>
    <style:style style:name="T254" style:parent-style-name="Absatz-Standardschriftart" style:family="text">
      <style:text-properties fo:font-weight="bold" style:font-weight-asian="bold" style:font-weight-complex="bold" fo:color="#375623" fo:font-size="8pt" style:font-size-asian="8pt" style:font-size-complex="8pt"/>
    </style:style>
    <style:style style:name="T255" style:parent-style-name="Absatz-Standardschriftart" style:family="text">
      <style:text-properties fo:color="#1A1A1A" fo:font-size="8pt" style:font-size-asian="8pt" style:font-size-complex="8pt"/>
    </style:style>
    <style:style style:name="TableCell256" style:family="table-cell">
      <style:table-cell-properties fo:border="0.0069in solid #CCCCCC" fo:background-color="#FFE0E0" style:writing-mode="lr-tb" fo:padding-top="0.0555in" fo:padding-left="0.0763in" fo:padding-bottom="0.0555in" fo:padding-right="0.0763in">
        <style:background-fill draw:fill="solid" draw:fill-color="#FFE0E0"/>
      </style:table-cell-properties>
    </style:style>
    <style:style style:name="T257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258" style:parent-style-name="Absatz-Standardschriftart" style:family="text">
      <style:text-properties fo:color="#1A1A1A" fo:font-size="8pt" style:font-size-asian="8pt" style:font-size-complex="8pt"/>
    </style:style>
    <style:style style:name="P259" style:parent-style-name="Standard" style:family="paragraph">
      <style:paragraph-properties fo:margin-top="0.0208in"/>
    </style:style>
    <style:style style:name="T260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261" style:parent-style-name="Absatz-Standardschriftart" style:family="text">
      <style:text-properties fo:color="#1A1A1A" fo:font-size="8pt" style:font-size-asian="8pt" style:font-size-complex="8pt"/>
    </style:style>
    <style:style style:name="T262" style:parent-style-name="Absatz-Standardschriftart" style:family="text">
      <style:text-properties fo:color="#1A1A1A" fo:font-size="8pt" style:font-size-asian="8pt" style:font-size-complex="8pt"/>
    </style:style>
    <style:style style:name="TableCell263" style:family="table-cell">
      <style:table-cell-properties fo:border="0.0069in solid #CCCCCC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264" style:parent-style-name="Absatz-Standardschriftart" style:family="text">
      <style:text-properties fo:color="#1A1A1A" fo:font-size="8pt" style:font-size-asian="8pt" style:font-size-complex="8pt"/>
    </style:style>
    <style:style style:name="T265" style:parent-style-name="Absatz-Standardschriftart" style:family="text">
      <style:text-properties fo:color="#1A1A1A" fo:font-size="8pt" style:font-size-asian="8pt" style:font-size-complex="8pt"/>
    </style:style>
    <style:style style:name="T266" style:parent-style-name="Absatz-Standardschriftart" style:family="text">
      <style:text-properties fo:color="#1A1A1A" fo:font-size="8pt" style:font-size-asian="8pt" style:font-size-complex="8pt"/>
    </style:style>
    <style:style style:name="T267" style:parent-style-name="Absatz-Standardschriftart" style:family="text">
      <style:text-properties fo:color="#1A1A1A" fo:font-size="8pt" style:font-size-asian="8pt" style:font-size-complex="8pt"/>
    </style:style>
    <style:style style:name="T268" style:parent-style-name="Absatz-Standardschriftart" style:family="text">
      <style:text-properties fo:color="#1A1A1A" fo:font-size="8pt" style:font-size-asian="8pt" style:font-size-complex="8pt"/>
    </style:style>
    <style:style style:name="P269" style:parent-style-name="Standard" style:family="paragraph">
      <style:paragraph-properties fo:margin-top="0.0208in"/>
    </style:style>
    <style:style style:name="T270" style:parent-style-name="Absatz-Standardschriftart" style:family="text">
      <style:text-properties fo:font-weight="bold" style:font-weight-asian="bold" style:font-weight-complex="bold" fo:color="#2E75B6" fo:font-size="8pt" style:font-size-asian="8pt" style:font-size-complex="8pt"/>
    </style:style>
    <style:style style:name="T271" style:parent-style-name="Absatz-Standardschriftart" style:family="text">
      <style:text-properties fo:font-weight="bold" style:font-weight-asian="bold" style:font-weight-complex="bold" fo:color="#2E75B6" fo:font-size="8pt" style:font-size-asian="8pt" style:font-size-complex="8pt"/>
    </style:style>
    <style:style style:name="P272" style:parent-style-name="Standard" style:family="paragraph">
      <style:paragraph-properties fo:margin-top="0.0694in"/>
    </style:style>
    <style:style style:name="TableColumn274" style:family="table-column">
      <style:table-column-properties style:column-width="6.8791in"/>
    </style:style>
    <style:style style:name="Table273" style:family="table">
      <style:table-properties style:width="6.8791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in none #FFFFFF" fo:background-color="#C55A11" style:writing-mode="lr-tb" fo:padding-top="0.0416in" fo:padding-left="0.0763in" fo:padding-bottom="0.0416in" fo:padding-right="0.0763in">
        <style:background-fill draw:fill="solid" draw:fill-color="#C55A11"/>
      </style:table-cell-properties>
    </style:style>
    <style:style style:name="T277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278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279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280" style:parent-style-name="Standard" style:family="paragraph">
      <style:paragraph-properties fo:margin-top="0.0416in"/>
    </style:style>
    <style:style style:name="TableColumn282" style:family="table-column">
      <style:table-column-properties style:column-width="6.8791in"/>
    </style:style>
    <style:style style:name="Table281" style:family="table">
      <style:table-properties style:width="6.8791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C55A11" fo:background-color="#FCE4D6" style:writing-mode="lr-tb" fo:padding-top="0.0486in" fo:padding-left="0.0763in" fo:padding-bottom="0.0486in" fo:padding-right="0.0763in">
        <style:background-fill draw:fill="solid" draw:fill-color="#FCE4D6"/>
      </style:table-cell-properties>
    </style:style>
    <style:style style:name="T285" style:parent-style-name="Absatz-Standardschriftart" style:family="text">
      <style:text-properties fo:font-weight="bold" style:font-weight-asian="bold" style:font-weight-complex="bold" fo:color="#1F3864"/>
    </style:style>
    <style:style style:name="T286" style:parent-style-name="Absatz-Standardschriftart" style:family="text">
      <style:text-properties fo:color="#1A1A1A"/>
    </style:style>
    <style:style style:name="T287" style:parent-style-name="Absatz-Standardschriftart" style:family="text">
      <style:text-properties fo:color="#1A1A1A"/>
    </style:style>
    <style:style style:name="T288" style:parent-style-name="Absatz-Standardschriftart" style:family="text">
      <style:text-properties fo:color="#1A1A1A"/>
    </style:style>
    <style:style style:name="T289" style:parent-style-name="Absatz-Standardschriftart" style:family="text">
      <style:text-properties fo:color="#1A1A1A"/>
    </style:style>
    <style:style style:name="T290" style:parent-style-name="Absatz-Standardschriftart" style:family="text">
      <style:text-properties fo:color="#1A1A1A"/>
    </style:style>
    <style:style style:name="T291" style:parent-style-name="Absatz-Standardschriftart" style:family="text">
      <style:text-properties fo:color="#1A1A1A"/>
    </style:style>
    <style:style style:name="T292" style:parent-style-name="Absatz-Standardschriftart" style:family="text">
      <style:text-properties fo:color="#1A1A1A"/>
    </style:style>
    <style:style style:name="T293" style:parent-style-name="Absatz-Standardschriftart" style:family="text">
      <style:text-properties fo:color="#1A1A1A"/>
    </style:style>
    <style:style style:name="T294" style:parent-style-name="Absatz-Standardschriftart" style:family="text">
      <style:text-properties fo:color="#1A1A1A"/>
    </style:style>
    <style:style style:name="P295" style:parent-style-name="Standard" style:family="paragraph">
      <style:paragraph-properties fo:margin-top="0.0416in"/>
    </style:style>
    <style:style style:name="TableColumn297" style:family="table-column">
      <style:table-column-properties style:column-width="2.8958in"/>
    </style:style>
    <style:style style:name="TableColumn298" style:family="table-column">
      <style:table-column-properties style:column-width="3.9972in"/>
    </style:style>
    <style:style style:name="Table296" style:family="table">
      <style:table-properties style:width="6.8791in" fo:margin-left="0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="0.0069in solid #2E75B6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30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302" style:parent-style-name="Standard" style:family="paragraph">
      <style:paragraph-properties fo:margin-top="0.0277in"/>
    </style:style>
    <style:style style:name="TableColumn304" style:family="table-column">
      <style:table-column-properties style:column-width="1.668in"/>
    </style:style>
    <style:style style:name="TableColumn305" style:family="table-column">
      <style:table-column-properties style:column-width="1.068in"/>
    </style:style>
    <style:style style:name="Table303" style:family="table">
      <style:table-properties style:width="2.7361in" fo:margin-left="0in" table:align="left"/>
    </style:style>
    <style:style style:name="TableRow306" style:family="table-row">
      <style:table-row-properties/>
    </style:style>
    <style:style style:name="TableCell307" style:family="table-cell">
      <style:table-cell-properties fo:border="0.0069in solid #777777" fo:background-color="#1F3864" style:writing-mode="lr-tb" fo:padding-top="0.0555in" fo:padding-left="0.0763in" fo:padding-bottom="0.0555in" fo:padding-right="0.0763in">
        <style:background-fill draw:fill="solid" draw:fill-color="#1F3864"/>
      </style:table-cell-properties>
    </style:style>
    <style:style style:name="T308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Cell309" style:family="table-cell">
      <style:table-cell-properties fo:border="0.0069in solid #777777" fo:background-color="#1F3864" style:writing-mode="lr-tb" fo:padding-top="0.0555in" fo:padding-left="0.0763in" fo:padding-bottom="0.0555in" fo:padding-right="0.0763in">
        <style:background-fill draw:fill="solid" draw:fill-color="#1F3864"/>
      </style:table-cell-properties>
    </style:style>
    <style:style style:name="P310" style:parent-style-name="Standard" style:family="paragraph">
      <style:paragraph-properties fo:text-align="center"/>
    </style:style>
    <style:style style:name="T311" style:parent-style-name="Absatz-Standardschriftart" style:family="text">
      <style:text-properties fo:font-weight="bold" style:font-weight-asian="bold" style:font-weight-complex="bold" fo:color="#FFFFFF" fo:font-size="7.5pt" style:font-size-asian="7.5pt" style:font-size-complex="7.5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314" style:parent-style-name="Absatz-Standardschriftart" style:family="text">
      <style:text-properties fo:color="#1A1A1A" fo:font-size="8pt" style:font-size-asian="8pt" style:font-size-complex="8pt"/>
    </style:style>
    <style:style style:name="TableCell315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P316" style:parent-style-name="Standard" style:family="paragraph">
      <style:paragraph-properties fo:text-align="end"/>
    </style:style>
    <style:style style:name="T31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320" style:parent-style-name="Absatz-Standardschriftart" style:family="text">
      <style:text-properties fo:color="#1A1A1A" fo:font-size="8pt" style:font-size-asian="8pt" style:font-size-complex="8pt"/>
    </style:style>
    <style:style style:name="TableCell321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P322" style:parent-style-name="Standard" style:family="paragraph">
      <style:paragraph-properties fo:text-align="end"/>
    </style:style>
    <style:style style:name="T323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326" style:parent-style-name="Absatz-Standardschriftart" style:family="text">
      <style:text-properties fo:color="#1A1A1A" fo:font-size="8pt" style:font-size-asian="8pt" style:font-size-complex="8pt"/>
    </style:style>
    <style:style style:name="TableCell327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P328" style:parent-style-name="Standard" style:family="paragraph">
      <style:paragraph-properties fo:text-align="end"/>
    </style:style>
    <style:style style:name="T329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332" style:parent-style-name="Absatz-Standardschriftart" style:family="text">
      <style:text-properties fo:color="#1A1A1A" fo:font-size="8pt" style:font-size-asian="8pt" style:font-size-complex="8pt"/>
    </style:style>
    <style:style style:name="TableCell333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P334" style:parent-style-name="Standard" style:family="paragraph">
      <style:paragraph-properties fo:text-align="end"/>
    </style:style>
    <style:style style:name="T335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338" style:parent-style-name="Absatz-Standardschriftart" style:family="text">
      <style:text-properties fo:color="#1A1A1A" fo:font-size="8pt" style:font-size-asian="8pt" style:font-size-complex="8pt"/>
    </style:style>
    <style:style style:name="TableCell339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P340" style:parent-style-name="Standard" style:family="paragraph">
      <style:paragraph-properties fo:text-align="end"/>
    </style:style>
    <style:style style:name="T341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344" style:parent-style-name="Absatz-Standardschriftart" style:family="text">
      <style:text-properties fo:color="#1A1A1A" fo:font-size="8pt" style:font-size-asian="8pt" style:font-size-complex="8pt"/>
    </style:style>
    <style:style style:name="TableCell345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P346" style:parent-style-name="Standard" style:family="paragraph">
      <style:paragraph-properties fo:text-align="end"/>
    </style:style>
    <style:style style:name="T347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350" style:parent-style-name="Absatz-Standardschriftart" style:family="text">
      <style:text-properties fo:color="#1A1A1A" fo:font-size="8pt" style:font-size-asian="8pt" style:font-size-complex="8pt"/>
    </style:style>
    <style:style style:name="TableCell351" style:family="table-cell">
      <style:table-cell-properties fo:border="0.0069in solid #CCCCCC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P352" style:parent-style-name="Standard" style:family="paragraph">
      <style:paragraph-properties fo:text-align="end"/>
    </style:style>
    <style:style style:name="T353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356" style:parent-style-name="Absatz-Standardschriftart" style:family="text">
      <style:text-properties fo:color="#1A1A1A" fo:font-size="8pt" style:font-size-asian="8pt" style:font-size-complex="8pt"/>
    </style:style>
    <style:style style:name="TableCell357" style:family="table-cell">
      <style:table-cell-properties fo:border="0.0069in solid #CCCCCC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P358" style:parent-style-name="Standard" style:family="paragraph">
      <style:paragraph-properties fo:text-align="end"/>
    </style:style>
    <style:style style:name="T359" style:parent-style-name="Absatz-Standardschriftart" style:family="text">
      <style:text-properties fo:font-weight="bold" style:font-weight-asian="bold" style:font-weight-complex="bold" fo:color="#1A1A1A" fo:font-size="8pt" style:font-size-asian="8pt" style:font-size-complex="8pt"/>
    </style:style>
    <style:style style:name="TableCell360" style:family="table-cell">
      <style:table-cell-properties fo:border="0.0069in solid #C55A11" fo:background-color="#F2F2F2" style:writing-mode="lr-tb" fo:padding-top="0.0555in" fo:padding-left="0.0763in" fo:padding-bottom="0.0555in" fo:padding-right="0.0763in">
        <style:background-fill draw:fill="solid" draw:fill-color="#F2F2F2"/>
      </style:table-cell-properties>
    </style:style>
    <style:style style:name="T36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6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36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364" style:parent-style-name="Standard" style:family="paragraph">
      <style:paragraph-properties fo:margin-top="0.0277in"/>
    </style:style>
    <style:style style:name="TableColumn366" style:family="table-column">
      <style:table-column-properties style:column-width="1.1298in"/>
    </style:style>
    <style:style style:name="TableColumn367" style:family="table-column">
      <style:table-column-properties style:column-width="0.8097in"/>
    </style:style>
    <style:style style:name="TableColumn368" style:family="table-column">
      <style:table-column-properties style:column-width="1.0881in"/>
    </style:style>
    <style:style style:name="TableColumn369" style:family="table-column">
      <style:table-column-properties style:column-width="0.8097in"/>
    </style:style>
    <style:style style:name="Table365" style:family="table">
      <style:table-properties style:width="3.8375in" fo:margin-left="0in" table:align="left"/>
    </style:style>
    <style:style style:name="TableRow370" style:family="table-row">
      <style:table-row-properties/>
    </style:style>
    <style:style style:name="TableCell371" style:family="table-cell">
      <style:table-cell-properties fo:border="0.0069in solid #777777" fo:background-color="#375623" style:writing-mode="lr-tb" fo:padding-top="0.0555in" fo:padding-left="0.0763in" fo:padding-bottom="0.0555in" fo:padding-right="0.0763in">
        <style:background-fill draw:fill="solid" draw:fill-color="#375623"/>
      </style:table-cell-properties>
    </style:style>
    <style:style style:name="T372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373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374" style:family="table-cell">
      <style:table-cell-properties fo:border="0.0069in solid #777777" fo:background-color="#375623" style:writing-mode="lr-tb" fo:padding-top="0.0555in" fo:padding-left="0.0763in" fo:padding-bottom="0.0555in" fo:padding-right="0.0763in">
        <style:background-fill draw:fill="solid" draw:fill-color="#375623"/>
      </style:table-cell-properties>
    </style:style>
    <style:style style:name="P375" style:parent-style-name="Standard" style:family="paragraph">
      <style:paragraph-properties fo:text-align="center"/>
    </style:style>
    <style:style style:name="T376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Cell377" style:family="table-cell">
      <style:table-cell-properties fo:border="0.0069in solid #777777" fo:background-color="#A00000" style:writing-mode="lr-tb" fo:padding-top="0.0555in" fo:padding-left="0.0763in" fo:padding-bottom="0.0555in" fo:padding-right="0.0763in">
        <style:background-fill draw:fill="solid" draw:fill-color="#A00000"/>
      </style:table-cell-properties>
    </style:style>
    <style:style style:name="T378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Cell379" style:family="table-cell">
      <style:table-cell-properties fo:border="0.0069in solid #777777" fo:background-color="#A00000" style:writing-mode="lr-tb" fo:padding-top="0.0555in" fo:padding-left="0.0763in" fo:padding-bottom="0.0555in" fo:padding-right="0.0763in">
        <style:background-fill draw:fill="solid" draw:fill-color="#A00000"/>
      </style:table-cell-properties>
    </style:style>
    <style:style style:name="P380" style:parent-style-name="Standard" style:family="paragraph">
      <style:paragraph-properties fo:text-align="center"/>
    </style:style>
    <style:style style:name="T381" style:parent-style-name="Absatz-Standardschriftart" style:family="text">
      <style:text-properties fo:font-weight="bold" style:font-weight-asian="bold" style:font-weight-complex="bold" fo:color="#FFFFFF" fo:font-size="6.5pt" style:font-size-asian="6.5pt" style:font-size-complex="6.5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384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385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386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ableCell387" style:family="table-cell">
      <style:table-cell-properties fo:border="0.0069in solid #CCCCCC" fo:background-color="#FFE0E0" style:writing-mode="lr-tb" fo:padding-top="0.0555in" fo:padding-left="0.0763in" fo:padding-bottom="0.0555in" fo:padding-right="0.0763in">
        <style:background-fill draw:fill="solid" draw:fill-color="#FFE0E0"/>
      </style:table-cell-properties>
    </style:style>
    <style:style style:name="T388" style:parent-style-name="Absatz-Standardschriftart" style:family="text">
      <style:text-properties fo:font-weight="bold" style:font-weight-asian="bold" style:font-weight-complex="bold" fo:color="#A00000" fo:font-size="7pt" style:font-size-asian="7pt" style:font-size-complex="7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1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2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3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394" style:family="table-row">
      <style:table-row-properties/>
    </style:style>
    <style:style style:name="TableCell395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6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7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398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399" style:family="table-row">
      <style:table-row-properties/>
    </style:style>
    <style:style style:name="TableCell400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01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02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03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404" style:family="table-row">
      <style:table-row-properties/>
    </style:style>
    <style:style style:name="TableCell405" style:family="table-cell">
      <style:table-cell-properties fo:border="0.0069in solid #CCCCCC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406" style:parent-style-name="Absatz-Standardschriftart" style:family="text">
      <style:text-properties fo:font-weight="bold" style:font-weight-asian="bold" style:font-weight-complex="bold" fo:color="#375623" fo:font-size="7pt" style:font-size-asian="7pt" style:font-size-complex="7pt"/>
    </style:style>
    <style:style style:name="TableCell407" style:family="table-cell">
      <style:table-cell-properties fo:border="0.0069in solid #CCCCCC" fo:background-color="#FFE0E0" style:writing-mode="lr-tb" fo:padding-top="0.0555in" fo:padding-left="0.0763in" fo:padding-bottom="0.0555in" fo:padding-right="0.0763in">
        <style:background-fill draw:fill="solid" draw:fill-color="#FFE0E0"/>
      </style:table-cell-properties>
    </style:style>
    <style:style style:name="T408" style:parent-style-name="Absatz-Standardschriftart" style:family="text">
      <style:text-properties fo:font-weight="bold" style:font-weight-asian="bold" style:font-weight-complex="bold" fo:color="#A00000" fo:font-size="7pt" style:font-size-asian="7pt" style:font-size-complex="7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1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2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3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414" style:family="table-row">
      <style:table-row-properties/>
    </style:style>
    <style:style style:name="TableCell415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6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7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18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419" style:family="table-row">
      <style:table-row-properties/>
    </style:style>
    <style:style style:name="TableCell420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1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2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3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424" style:family="table-row">
      <style:table-row-properties/>
    </style:style>
    <style:style style:name="TableCell425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6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7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Cell428" style:family="table-cell">
      <style:table-cell-properties fo:border="0.0069in solid #EEEEEE" fo:background-color="#FFFFFF" style:writing-mode="lr-tb" fo:padding-top="0.0555in" fo:padding-left="0.0763in" fo:padding-bottom="0.0555in" fo:padding-right="0.0763in">
        <style:background-fill draw:fill="solid" draw:fill-color="#FFFFFF"/>
      </style:table-cell-properties>
    </style:style>
    <style:style style:name="TableRow429" style:family="table-row">
      <style:table-row-properties/>
    </style:style>
    <style:style style:name="TableCell430" style:family="table-cell">
      <style:table-cell-properties fo:border="0.0069in solid #375623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T431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432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433" style:parent-style-name="Absatz-Standardschriftart" style:family="text">
      <style:text-properties fo:font-weight="bold" style:font-weight-asian="bold" style:font-weight-complex="bold" fo:color="#375623" fo:font-size="7.5pt" style:font-size-asian="7.5pt" style:font-size-complex="7.5pt"/>
    </style:style>
    <style:style style:name="TableCell434" style:family="table-cell">
      <style:table-cell-properties fo:border="0.0069in solid #375623" fo:background-color="#E2EFDA" style:writing-mode="lr-tb" fo:padding-top="0.0555in" fo:padding-left="0.0763in" fo:padding-bottom="0.0555in" fo:padding-right="0.0763in">
        <style:background-fill draw:fill="solid" draw:fill-color="#E2EFDA"/>
      </style:table-cell-properties>
    </style:style>
    <style:style style:name="P435" style:parent-style-name="Standard" style:family="paragraph">
      <style:paragraph-properties fo:text-align="end"/>
    </style:style>
    <style:style style:name="T436" style:parent-style-name="Absatz-Standardschriftart" style:family="text">
      <style:text-properties fo:font-weight="bold" style:font-weight-asian="bold" style:font-weight-complex="bold" fo:color="#1A1A1A" fo:font-size="7.5pt" style:font-size-asian="7.5pt" style:font-size-complex="7.5pt"/>
    </style:style>
    <style:style style:name="TableCell437" style:family="table-cell">
      <style:table-cell-properties fo:border="0.0069in solid #A00000" fo:background-color="#FFE0E0" style:writing-mode="lr-tb" fo:padding-top="0.0555in" fo:padding-left="0.0763in" fo:padding-bottom="0.0555in" fo:padding-right="0.0763in">
        <style:background-fill draw:fill="solid" draw:fill-color="#FFE0E0"/>
      </style:table-cell-properties>
    </style:style>
    <style:style style:name="T438" style:parent-style-name="Absatz-Standardschriftart" style:family="text">
      <style:text-properties fo:font-weight="bold" style:font-weight-asian="bold" style:font-weight-complex="bold" fo:color="#A00000" fo:font-size="7.5pt" style:font-size-asian="7.5pt" style:font-size-complex="7.5pt"/>
    </style:style>
    <style:style style:name="TableCell439" style:family="table-cell">
      <style:table-cell-properties fo:border="0.0069in solid #A00000" fo:background-color="#FFE0E0" style:writing-mode="lr-tb" fo:padding-top="0.0555in" fo:padding-left="0.0763in" fo:padding-bottom="0.0555in" fo:padding-right="0.0763in">
        <style:background-fill draw:fill="solid" draw:fill-color="#FFE0E0"/>
      </style:table-cell-properties>
    </style:style>
    <style:style style:name="P440" style:parent-style-name="Standard" style:family="paragraph">
      <style:paragraph-properties fo:text-align="end"/>
    </style:style>
    <style:style style:name="T441" style:parent-style-name="Absatz-Standardschriftart" style:family="text">
      <style:text-properties fo:font-weight="bold" style:font-weight-asian="bold" style:font-weight-complex="bold" fo:color="#1A1A1A" fo:font-size="7.5pt" style:font-size-asian="7.5pt" style:font-size-complex="7.5pt"/>
    </style:style>
    <style:style style:name="TableRow442" style:family="table-row">
      <style:table-row-properties/>
    </style:style>
    <style:style style:name="TableCell443" style:family="table-cell">
      <style:table-cell-properties fo:border="0.0104in solid #2E75B6" fo:background-color="#DEEAF1" style:writing-mode="lr-tb" fo:padding-top="0.0555in" fo:padding-left="0.0763in" fo:padding-bottom="0.0555in" fo:padding-right="0.0763in">
        <style:background-fill draw:fill="solid" draw:fill-color="#DEEAF1"/>
      </style:table-cell-properties>
    </style:style>
    <style:style style:name="T444" style:parent-style-name="Absatz-Standardschriftart" style:family="text">
      <style:text-properties fo:font-weight="bold" style:font-weight-asian="bold" style:font-weight-complex="bold" fo:color="#2E75B6" fo:font-size="7.5pt" style:font-size-asian="7.5pt" style:font-size-complex="7.5pt"/>
    </style:style>
    <style:style style:name="T445" style:parent-style-name="Absatz-Standardschriftart" style:family="text">
      <style:text-properties fo:color="#2E75B6" fo:font-size="7.5pt" style:font-size-asian="7.5pt" style:font-size-complex="7.5pt"/>
    </style:style>
    <style:style style:name="T446" style:parent-style-name="Absatz-Standardschriftart" style:family="text">
      <style:text-properties fo:color="#2E75B6" fo:font-size="7.5pt" style:font-size-asian="7.5pt" style:font-size-complex="7.5pt"/>
    </style:style>
    <style:style style:name="P447" style:parent-style-name="Standard" style:family="paragraph">
      <style:paragraph-properties fo:margin-top="0.0694in"/>
    </style:style>
    <style:style style:name="TableColumn449" style:family="table-column">
      <style:table-column-properties style:column-width="6.8791in"/>
    </style:style>
    <style:style style:name="Table448" style:family="table">
      <style:table-properties style:width="6.8791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in none #FFFFFF" fo:background-color="#1F3864" style:writing-mode="lr-tb" fo:padding-top="0.0416in" fo:padding-left="0.0763in" fo:padding-bottom="0.0416in" fo:padding-right="0.0763in">
        <style:background-fill draw:fill="solid" draw:fill-color="#1F3864"/>
      </style:table-cell-properties>
    </style:style>
    <style:style style:name="T452" style:parent-style-name="Absatz-Standardschriftar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P453" style:parent-style-name="Standard" style:family="paragraph">
      <style:paragraph-properties fo:margin-top="0.0416in"/>
    </style:style>
    <style:style style:name="TableColumn455" style:family="table-column">
      <style:table-column-properties style:column-width="6.8791in"/>
    </style:style>
    <style:style style:name="Table454" style:family="table">
      <style:table-properties style:width="6.8791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104in solid #2E75B6" fo:background-color="#DEEAF1" style:writing-mode="lr-tb" fo:padding-top="0.0486in" fo:padding-left="0.0763in" fo:padding-bottom="0.0486in" fo:padding-right="0.0763in">
        <style:background-fill draw:fill="solid" draw:fill-color="#DEEAF1"/>
      </style:table-cell-properties>
    </style:style>
    <style:style style:name="T458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T459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T460" style:parent-style-name="Absatz-Standardschriftart" style:family="text">
      <style:text-properties fo:font-weight="bold" style:font-weight-asian="bold" style:font-weight-complex="bold" fo:color="#1F3864" fo:font-size="9.5pt" style:font-size-asian="9.5pt" style:font-size-complex="9.5pt"/>
    </style:style>
    <style:style style:name="T461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462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463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464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465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P466" style:parent-style-name="Standard" style:family="paragraph">
      <style:paragraph-properties fo:margin-top="0.0347in"/>
    </style:style>
    <style:style style:name="P467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68" style:parent-style-name="Absatz-Standardschriftart" style:family="text">
      <style:text-properties fo:font-size="11pt" style:font-size-asian="11pt" style:font-size-complex="11pt"/>
    </style:style>
    <style:style style:name="P469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70" style:parent-style-name="Absatz-Standardschriftart" style:family="text">
      <style:text-properties fo:font-size="11pt" style:font-size-asian="11pt" style:font-size-complex="11pt"/>
    </style:style>
    <style:style style:name="P471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72" style:parent-style-name="Absatz-Standardschriftart" style:family="text">
      <style:text-properties fo:font-size="11pt" style:font-size-asian="11pt" style:font-size-complex="11pt"/>
    </style:style>
    <style:style style:name="P473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74" style:parent-style-name="Absatz-Standardschriftart" style:family="text">
      <style:text-properties fo:font-size="11pt" style:font-size-asian="11pt" style:font-size-complex="11pt"/>
    </style:style>
    <style:style style:name="P475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76" style:parent-style-name="Absatz-Standardschriftart" style:family="text">
      <style:text-properties fo:font-size="11pt" style:font-size-asian="11pt" style:font-size-complex="11pt"/>
    </style:style>
    <style:style style:name="P477" style:parent-style-name="Standard" style:family="paragraph">
      <style:paragraph-properties fo:border-top="0in none #FFFFFF" fo:border-left="0in none #FFFFFF" fo:border-bottom="0.0104in solid #CCCCCC" fo:border-right="0in none #FFFFFF" fo:padding="0in" style:shadow="none" fo:margin-bottom="0.0555in"/>
    </style:style>
    <style:style style:name="T478" style:parent-style-name="Absatz-Standardschriftart" style:family="text">
      <style:text-properties fo:font-size="11pt" style:font-size-asian="11pt" style:font-size-complex="11pt"/>
    </style:style>
    <style:style style:name="P479" style:parent-style-name="Standard" style:family="paragraph">
      <style:paragraph-properties fo:margin-top="0.0416in"/>
    </style:style>
    <style:style style:name="TableColumn481" style:family="table-column">
      <style:table-column-properties style:column-width="6.8791in"/>
    </style:style>
    <style:style style:name="Table480" style:family="table">
      <style:table-properties style:width="6.8791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7F6000" fo:background-color="#FFF2CC" style:writing-mode="lr-tb" fo:padding-top="0.0416in" fo:padding-left="0.0763in" fo:padding-bottom="0.0416in" fo:padding-right="0.0763in">
        <style:background-fill draw:fill="solid" draw:fill-color="#FFF2CC"/>
      </style:table-cell-properties>
    </style:style>
    <style:style style:name="T484" style:parent-style-name="Absatz-Standardschriftart" style:family="text">
      <style:text-properties fo:font-weight="bold" style:font-weight-asian="bold" style:font-weight-complex="bold" fo:color="#7F6000" fo:font-size="8pt" style:font-size-asian="8pt" style:font-size-complex="8pt"/>
    </style:style>
    <style:style style:name="T485" style:parent-style-name="Absatz-Standardschriftart" style:family="text">
      <style:text-properties fo:font-style="italic" style:font-style-asian="italic" style:font-style-complex="italic" fo:color="#7F6000" fo:font-size="8pt" style:font-size-asian="8pt" style:font-size-complex="8pt"/>
    </style:style>
    <style:style style:name="T486" style:parent-style-name="Absatz-Standardschriftart" style:family="text">
      <style:text-properties fo:font-style="italic" style:font-style-asian="italic" style:font-style-complex="italic" fo:color="#7F6000" fo:font-size="8pt" style:font-size-asian="8pt" style:font-size-complex="8pt"/>
    </style:style>
    <style:style style:name="T487" style:parent-style-name="Absatz-Standardschriftart" style:family="text">
      <style:text-properties fo:font-style="italic" style:font-style-asian="italic" style:font-style-complex="italic" fo:color="#7F6000" fo:font-size="8pt" style:font-size-asian="8pt" style:font-size-complex="8pt"/>
    </style:style>
    <style:style style:name="T488" style:parent-style-name="Absatz-Standardschriftart" style:family="text">
      <style:text-properties fo:font-style="italic" style:font-style-asian="italic" style:font-style-complex="italic" fo:color="#7F6000" fo:font-size="8pt" style:font-size-asian="8pt" style:font-size-complex="8pt"/>
    </style:style>
    <style:style style:name="T489" style:parent-style-name="Absatz-Standardschriftart" style:family="text">
      <style:text-properties fo:font-style="italic" style:font-style-asian="italic" style:font-style-complex="italic" fo:color="#7F6000" fo:font-size="8pt" style:font-size-asian="8pt" style:font-size-complex="8pt"/>
    </style:style>
    <style:style style:name="P490" style:parent-style-name="Standard" style:family="paragraph">
      <style:paragraph-properties fo:margin-top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Inventur und Inventar</text:span></text:p>
            <text:p text:style-name="P13"><text:span text:style-name="T14">Grundlagen, Arten und Aufbau <text:s/>| <text:s/>Rechnungswesen</text:span></text:p>
            <text:p text:style-name="P15"><text:span text:style-name="T16">Berufsschule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Standard"><text:span text:style-name="T24">Name:</text:span></text:p>
            <text:p text:style-name="P25"><text:span text:style-name="T26"><text:s/></text:span></text:p>
          </table:table-cell>
          <table:table-cell table:style-name="TableCell27">
            <text:p text:style-name="Standard"><text:span text:style-name="T28">Klasse:</text:span></text:p>
            <text:p text:style-name="P29"><text:span text:style-name="T30"><text:s/></text:span></text:p>
          </table:table-cell>
          <table:table-cell table:style-name="TableCell31">
            <text:p text:style-name="Standard"><text:span text:style-name="T32">Datum:</text:span></text:p>
            <text:p text:style-name="P33"><text:span text:style-name="T34"><text:s/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1 <text:s text:c="2"/>Grundlagen: Was ist Inventur – was ist Inventar?</text:span></text:p>
          </table:table-cell>
        </table:table-row>
      </table:table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<text:span text:style-name="T48">Inventur</text:span></text:p>
          </table:table-cell>
          <table:table-cell table:style-name="TableCell49">
            <text:p text:style-name="Standard"><text:span text:style-name="T50">Die Inventur ist die<text:s/></text:span><text:span text:style-name="T51">vollständige</text:span><text:span text:style-name="T52">,<text:s/></text:span><text:span text:style-name="T53">körperliche</text:span><text:span text:style-name="T54"><text:s/>Bestandsaufnahme aller Verm</text:span><text:span text:style-name="T55">ö</text:span><text:span text:style-name="T56">gensgegen</text:span><text:span text:style-name="T57">st</text:span><text:span text:style-name="T58">ä</text:span><text:span text:style-name="T59">nde und Schulden eines Unternehmens zu einem bestimmten Zeitpunkt. Sie ist gesetzlich vorgeschrieben (HGB 240).</text:span></text:p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Inventar</text:span></text:p>
          </table:table-cell>
          <table:table-cell table:style-name="TableCell68">
            <text:p text:style-name="Standard"><text:span text:style-name="T69">Das Inventar ist das schriftliche Ergebnis der Inventur. Es listet alle Verm</text:span><text:span text:style-name="T70">ö</text:span><text:span text:style-name="T71">gensgegen</text:span><text:span text:style-name="T72">st</text:span><text:span text:style-name="T73">ä</text:span><text:span text:style-name="T74">nde und Schulden des Unternehmens detailliert auf und berechnet daraus das Eigenkapital (</text:span><text:span text:style-name="T75">Reinvermögen</text:span><text:span text:style-name="T76">).</text:span></text:p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Zusammenhang</text:span></text:p>
          </table:table-cell>
          <table:table-cell table:style-name="TableCell85">
            <text:p text:style-name="Standard"><text:span text:style-name="T86">Die Inventur liefert die Daten (</text:span><text:span text:style-name="T87">Zählen</text:span><text:span text:style-name="T88">, Wiegen, Messen). Das Inventar wertet diese Daten schriftlich aus und bildet die Grundlage<text:s/></text:span><text:span text:style-name="T89">für</text:span><text:span text:style-name="T90"><text:s/>die Erstellung der Bilanz.</text:span></text:p>
          </table:table-cell>
        </table:table-row>
      </table:table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Standard"><text:span text:style-name="T96">2 <text:s text:c="2"/>Arten der Inventur</text:span></text:p>
          </table:table-cell>
        </table:table-row>
      </table:table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header-rows>
          <table:table-row table:style-name="TableRow102">
            <table:table-cell table:style-name="TableCell103">
              <text:p text:style-name="P104"><text:span text:style-name="T105">Art der Inventur</text:span></text:p>
            </table:table-cell>
            <table:table-cell table:style-name="TableCell106">
              <text:p text:style-name="P107"><text:span text:style-name="T108">Beschreibung</text:span></text:p>
            </table:table-cell>
            <table:table-cell table:style-name="TableCell109">
              <text:p text:style-name="P110"><text:span text:style-name="T111">Beispiele / Anwendung</text:span></text:p>
            </table:table-cell>
          </table:table-row>
        </table:table-header-rows>
        <table:table-row table:style-name="TableRow112">
          <table:table-cell table:style-name="TableCell113">
            <text:p text:style-name="Standard"><text:span text:style-name="T114">Körperliche</text:span><text:span text:style-name="T115"><text:s/>Inventur</text:span></text:p>
          </table:table-cell>
          <table:table-cell table:style-name="TableCell116">
            <text:p text:style-name="Standard"><text:span text:style-name="T117">Bestände werden physisch<text:s/></text:span><text:span text:style-name="T118">gezählt</text:span><text:span text:style-name="T119">, gewogen oder gemessen. Mitarbeitende gehen direkt ins Lager und erfassen alle Artikel manuell.</text:span></text:p>
          </table:table-cell>
          <table:table-cell table:style-name="TableCell120">
            <text:p text:style-name="Standard"><text:span text:style-name="T121">Waren im Lager, B</text:span><text:span text:style-name="T122">ü</text:span><text:span text:style-name="T123">roausstattung, Maschinen, Fahrzeuge</text:span></text:p>
          </table:table-cell>
        </table:table-row>
        <table:table-row table:style-name="TableRow124">
          <table:table-cell table:style-name="TableCell125">
            <text:p text:style-name="Standard"><text:span text:style-name="T126">Buchinventur</text:span></text:p>
          </table:table-cell>
          <table:table-cell table:style-name="TableCell127">
            <text:p text:style-name="Standard"><text:span text:style-name="T128">Bestände werden anhand von Belegen und Buchungsunterlagen festgestellt. Eine<text:s/></text:span><text:span text:style-name="T129">körperliche</text:span><text:span text:style-name="T130"><text:s/></text:span><text:span text:style-name="T131">Prüfung</text:span><text:span text:style-name="T132"><text:s/>ist nicht<text:s/></text:span><text:span text:style-name="T133">möglich</text:span><text:span text:style-name="T134"><text:s/>oder<text:s/></text:span><text:span text:style-name="T135">nötig</text:span><text:span text:style-name="T136">.</text:span></text:p>
          </table:table-cell>
          <table:table-cell table:style-name="TableCell137">
            <text:p text:style-name="Standard"><text:span text:style-name="T138">Bankguthaben, Forderungen, Verbindlichkeiten, Darlehen</text:span></text:p>
          </table:table-cell>
        </table:table-row>
        <table:table-row table:style-name="TableRow139">
          <table:table-cell table:style-name="TableCell140">
            <text:p text:style-name="Standard"><text:span text:style-name="T141">Anlageninventur</text:span></text:p>
          </table:table-cell>
          <table:table-cell table:style-name="TableCell142">
            <text:p text:style-name="Standard"><text:span text:style-name="T143">Langlebige<text:s/></text:span><text:span text:style-name="T144">Wirtschaftsgüter</text:span><text:span text:style-name="T145"><text:s/>des<text:s/></text:span><text:span text:style-name="T146">Anlagevermögens</text:span><text:span text:style-name="T147"><text:s/>werden anhand des Anlagenverzeichnisses<text:s/></text:span><text:span text:style-name="T148">geprüft</text:span><text:span text:style-name="T149"><text:s/>und bei Bedarf<text:s/></text:span><text:span text:style-name="T150">körperlich</text:span><text:span text:style-name="T151"><text:s/>kontrolliert.</text:span></text:p>
          </table:table-cell>
          <table:table-cell table:style-name="TableCell152">
            <text:p text:style-name="Standard"><text:span text:style-name="T153">Maschinen,<text:s/></text:span><text:span text:style-name="T154">Gebäude</text:span><text:span text:style-name="T155">, Fahrzeuge, EDV-Anlagen, Betriebs- und Gesch</text:span><text:span text:style-name="T156">ä</text:span><text:span text:style-name="T157">ftsausstattung</text:span></text:p>
          </table:table-cell>
        </table:table-row>
      </table:table>
      <text:p text:style-name="P158"/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Standard"><text:span text:style-name="T163">3 <text:s text:c="2"/>Inventurzeitpunkte</text:span></text:p>
          </table:table-cell>
        </table:table-row>
      </table:table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Standard"><text:span text:style-name="T171">Stichtagsinventur</text:span></text:p>
            <text:p text:style-name="P172"/>
            <text:p text:style-name="Standard"><text:span text:style-name="T173">Die Bestände werden genau am Bilanzstichtag (z.B. 31.12.) erfasst. Das Unternehmen<text:s/></text:span><text:span text:style-name="T174">zählt</text:span><text:span text:style-name="T175"><text:s/>an einem bestimmten Tag alle Bestände.</text:span></text:p>
            <text:p text:style-name="P176"/>
            <text:p text:style-name="Standard"><text:span text:style-name="T177">Wann?:<text:s/></text:span><text:span text:style-name="T178">Zum Jahresende (31.12.) oder bei Gesch</text:span><text:span text:style-name="T179">ä</text:span><text:span text:style-name="T180">ftsjahresabschluss.</text:span></text:p>
          </table:table-cell>
          <table:table-cell table:style-name="TableCell181">
            <text:p text:style-name="Standard"><text:span text:style-name="T182">Verlegte Inventur</text:span></text:p>
            <text:p text:style-name="P183"/>
            <text:p text:style-name="Standard"><text:span text:style-name="T184">Die Inventur findet nicht genau am Stichtag statt, sondern bis zu 3 Monate davor oder 2 Monate danach. Die Werte werden dann rechnerisch auf den Stichtag umgerechnet.</text:span></text:p>
            <text:p text:style-name="P185"/>
            <text:p text:style-name="Standard"><text:span text:style-name="T186">Wann?:<text:s/></text:span><text:span text:style-name="T187">Zwischen dem 01.10. und 28.02. eines Jahres (bei Bilanzstichtag 31.12.).</text:span></text:p>
          </table:table-cell>
          <table:table-cell table:style-name="TableCell188">
            <text:p text:style-name="Standard"><text:span text:style-name="T189">Permanente Inventur</text:span></text:p>
            <text:p text:style-name="P190"/>
            <text:p text:style-name="Standard"><text:span text:style-name="T191">Die Bestände werden laufend im Laufe des Jahres erfasst und<text:s/></text:span><text:span text:style-name="T192">ständig</text:span><text:span text:style-name="T193"><text:s/>aktualisiert. Jeder Artikel wird mindestens einmal pro Jahr<text:s/></text:span><text:span text:style-name="T194">körperlich</text:span><text:span text:style-name="T195"><text:s/></text:span><text:span text:style-name="T196">gezählt</text:span><text:span text:style-name="T197">.</text:span></text:p>
            <text:p text:style-name="P198"/>
            <text:p text:style-name="Standard"><text:span text:style-name="T199">Wann?:<text:s/></text:span><text:span text:style-name="T200">Ganzjährig</text:span><text:span text:style-name="T201">, laufend und rollierend – kein fester Stichtag<text:s/></text:span><text:span text:style-name="T202">nötig</text:span><text:span text:style-name="T203">.</text:span></text:p>
          </table:table-cell>
        </table:table-row>
      </table:table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soft-page-break/>
            <text:p text:style-name="Standard"><text:span text:style-name="T216">4 <text:s text:c="2"/>Aufbau eines Inventars</text:span></text:p>
          </table:table-cell>
        </table:table-row>
      </table:table>
      <text:p text:style-name="P217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><text:span text:style-name="T223">Grundformel des Inventars: <text:s text:c="2"/></text:span><text:span text:style-name="T224">Vermögen</text:span><text:span text:style-name="T225"><text:s text:c="3"/>- <text:s text:c="2"/></text:span><text:span text:style-name="T226">Schulden</text:span><text:span text:style-name="T227"><text:s text:c="3"/>= <text:s text:c="2"/></text:span><text:span text:style-name="T228">Eigenkapital (</text:span><text:span text:style-name="T229">Reinvermögen</text:span><text:span text:style-name="T230">)</text:span></text:p>
          </table:table-cell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header-rows>
          <table:table-row table:style-name="TableRow236">
            <table:table-cell table:style-name="TableCell237">
              <text:p text:style-name="Standard"><text:span text:style-name="T238">A <text:s/></text:span><text:span text:style-name="T239">Vermögen</text:span></text:p>
            </table:table-cell>
            <table:table-cell table:style-name="TableCell240">
              <text:p text:style-name="Standard"><text:span text:style-name="T241">B <text:s/>Schulden</text:span></text:p>
            </table:table-cell>
            <table:table-cell table:style-name="TableCell242">
              <text:p text:style-name="Standard"><text:span text:style-name="T243">Eigenkapital <text:s/>(A - B)</text:span></text:p>
            </table:table-cell>
          </table:table-row>
        </table:table-header-rows>
        <table:table-row table:style-name="TableRow244">
          <table:table-cell table:style-name="TableCell245">
            <text:p text:style-name="Standard"><text:span text:style-name="T246">I. <text:s/></text:span><text:span text:style-name="T247">Anlagevermögen</text:span></text:p>
            <text:p text:style-name="Standard"><text:span text:style-name="T248">Maschinen, Fahrzeuge, EDV-Anlagen,</text:span></text:p>
            <text:p text:style-name="Standard"><text:span text:style-name="T249">Gebäude</text:span><text:span text:style-name="T250">, Betriebs- und Gesch</text:span><text:span text:style-name="T251">ä</text:span><text:span text:style-name="T252">ftsausstattung</text:span></text:p>
            <text:p text:style-name="P253"/>
            <text:p text:style-name="Standard"><text:span text:style-name="T254">II. <text:s/>Umlaufvermoegen</text:span></text:p>
            <text:p text:style-name="Standard"><text:span text:style-name="T255">Waren, Bank, Kasse, Forderungen aus LuL</text:span></text:p>
          </table:table-cell>
          <table:table-cell table:style-name="TableCell256">
            <text:p text:style-name="Standard"><text:span text:style-name="T257">Langfristige Schulden</text:span></text:p>
            <text:p text:style-name="Standard"><text:span text:style-name="T258">Bankdarlehen, langfristige Verbindlichkeiten</text:span></text:p>
            <text:p text:style-name="P259"/>
            <text:p text:style-name="Standard"><text:span text:style-name="T260">Kurzfristige Schulden</text:span></text:p>
            <text:p text:style-name="Standard"><text:span text:style-name="T261">Verbindlichkeiten aus LuL,</text:span></text:p>
            <text:p text:style-name="Standard"><text:span text:style-name="T262">kurzfristige Darlehen</text:span></text:p>
          </table:table-cell>
          <table:table-cell table:style-name="TableCell263">
            <text:p text:style-name="Standard"><text:span text:style-name="T264">Das Eigenkapital zeigt,</text:span></text:p>
            <text:p text:style-name="Standard"><text:span text:style-name="T265">wie viel dem Unternehmen nach</text:span></text:p>
            <text:p text:style-name="Standard"><text:span text:style-name="T266">Abzug aller Schulden<text:s/></text:span><text:span text:style-name="T267">gehört</text:span><text:span text:style-name="T268">.</text:span></text:p>
            <text:p text:style-name="P269"/>
            <text:p text:style-name="Standard"><text:span text:style-name="T270">Eigenkapital =<text:s/></text:span><text:span text:style-name="T271">Reinvermögen</text:span></text:p>
          </table:table-cell>
        </table:table-row>
      </table:table>
      <text:p text:style-name="P272"/>
      <table:table table:style-name="Table273">
        <table:table-columns>
          <table:table-column table:style-name="TableColumn274"/>
        </table:table-columns>
        <table:table-row table:style-name="TableRow275">
          <table:table-cell table:style-name="TableCell276">
            <text:p text:style-name="Standard"><text:span text:style-name="T277">5 <text:s text:c="2"/></text:span><text:span text:style-name="T278">Übungsaufgabe</text:span><text:span text:style-name="T279">: Inventar erstellen</text:span></text:p>
          </table:table-cell>
        </table:table-row>
      </table:table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Standard"><text:span text:style-name="T285">Aufgabe:<text:s/></text:span><text:span text:style-name="T286">Erstelle<text:s/></text:span><text:span text:style-name="T287">für</text:span><text:span text:style-name="T288"><text:s/>die Bergisches Papierkontor GmbH (BPK) ein<text:s/></text:span><text:span text:style-name="T289">vollständiges</text:span><text:span text:style-name="T290"><text:s/>Inventar anhand der folgenden Angaben. Trage die Werte in die richtige Spalte ein (</text:span><text:span text:style-name="T291">Vermögen</text:span><text:span text:style-name="T292"><text:s/>oder Schulden) und berechne<text:s/></text:span><text:span text:style-name="T293">anschließend</text:span><text:span text:style-name="T294"><text:s/>das Eigenkapital.</text:span></text:p>
          </table:table-cell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Standard"><text:span text:style-name="T301">Gegebene Werte (Stichtag: 31.12.2024):</text:span></text:p>
            <text:p text:style-name="P302"/>
            <table:table table:style-name="Table303">
              <table:table-columns>
                <table:table-column table:style-name="TableColumn304"/>
                <table:table-column table:style-name="TableColumn305"/>
              </table:table-columns>
              <table:table-header-rows>
                <table:table-row table:style-name="TableRow306">
                  <table:table-cell table:style-name="TableCell307">
                    <text:p text:style-name="Standard"><text:span text:style-name="T308">Position</text:span></text:p>
                  </table:table-cell>
                  <table:table-cell table:style-name="TableCell309">
                    <text:p text:style-name="P310"><text:span text:style-name="T311">Wert</text:span></text:p>
                  </table:table-cell>
                </table:table-row>
              </table:table-header-rows>
              <table:table-row table:style-name="TableRow312">
                <table:table-cell table:style-name="TableCell313">
                  <text:p text:style-name="Standard"><text:span text:style-name="T314">Waren (Lagerbestand)</text:span></text:p>
                </table:table-cell>
                <table:table-cell table:style-name="TableCell315">
                  <text:p text:style-name="P316"><text:span text:style-name="T317">48.500,00 EUR</text:span></text:p>
                </table:table-cell>
              </table:table-row>
              <table:table-row table:style-name="TableRow318">
                <table:table-cell table:style-name="TableCell319">
                  <text:p text:style-name="Standard"><text:span text:style-name="T320">Bankguthaben</text:span></text:p>
                </table:table-cell>
                <table:table-cell table:style-name="TableCell321">
                  <text:p text:style-name="P322"><text:span text:style-name="T323">12.300,00 EUR</text:span></text:p>
                </table:table-cell>
              </table:table-row>
              <table:table-row table:style-name="TableRow324">
                <table:table-cell table:style-name="TableCell325">
                  <text:p text:style-name="Standard"><text:span text:style-name="T326">Kassenbestand</text:span></text:p>
                </table:table-cell>
                <table:table-cell table:style-name="TableCell327">
                  <text:p text:style-name="P328"><text:span text:style-name="T329">1.850,00 EUR</text:span></text:p>
                </table:table-cell>
              </table:table-row>
              <table:table-row table:style-name="TableRow330">
                <table:table-cell table:style-name="TableCell331">
                  <text:p text:style-name="Standard"><text:span text:style-name="T332">Maschinen</text:span></text:p>
                </table:table-cell>
                <table:table-cell table:style-name="TableCell333">
                  <text:p text:style-name="P334"><text:span text:style-name="T335">35.000,00 EUR</text:span></text:p>
                </table:table-cell>
              </table:table-row>
              <table:table-row table:style-name="TableRow336">
                <table:table-cell table:style-name="TableCell337">
                  <text:p text:style-name="Standard"><text:span text:style-name="T338">Fahrzeuge</text:span></text:p>
                </table:table-cell>
                <table:table-cell table:style-name="TableCell339">
                  <text:p text:style-name="P340"><text:span text:style-name="T341">22.000,00 EUR</text:span></text:p>
                </table:table-cell>
              </table:table-row>
              <table:table-row table:style-name="TableRow342">
                <table:table-cell table:style-name="TableCell343">
                  <text:p text:style-name="Standard"><text:span text:style-name="T344">Forderungen aus LuL</text:span></text:p>
                </table:table-cell>
                <table:table-cell table:style-name="TableCell345">
                  <text:p text:style-name="P346"><text:span text:style-name="T347">8.750,00 EUR</text:span></text:p>
                </table:table-cell>
              </table:table-row>
              <table:table-row table:style-name="TableRow348">
                <table:table-cell table:style-name="TableCell349">
                  <text:p text:style-name="Standard"><text:span text:style-name="T350">Verbindlichkeiten aus LuL</text:span></text:p>
                </table:table-cell>
                <table:table-cell table:style-name="TableCell351">
                  <text:p text:style-name="P352"><text:span text:style-name="T353">14.200,00 EUR</text:span></text:p>
                </table:table-cell>
              </table:table-row>
              <table:table-row table:style-name="TableRow354">
                <table:table-cell table:style-name="TableCell355">
                  <text:p text:style-name="Standard"><text:span text:style-name="T356">Bankdarlehen</text:span></text:p>
                </table:table-cell>
                <table:table-cell table:style-name="TableCell357">
                  <text:p text:style-name="P358"><text:span text:style-name="T359">30.000,00 EUR</text:span></text:p>
                </table:table-cell>
              </table:table-row>
            </table:table>
            <text:p text:style-name="Standard"/>
          </table:table-cell>
          <table:table-cell table:style-name="TableCell360">
            <text:p text:style-name="Standard"><text:span text:style-name="T361">Mein Inventar (zum<text:s/></text:span><text:span text:style-name="T362">Ausfüllen</text:span><text:span text:style-name="T363">):</text:span></text:p>
            <text:p text:style-name="P364"/>
            <table:table table:style-name="Table365">
              <table:table-columns>
                <table:table-column table:style-name="TableColumn366"/>
                <table:table-column table:style-name="TableColumn367"/>
                <table:table-column table:style-name="TableColumn368"/>
                <table:table-column table:style-name="TableColumn369"/>
              </table:table-columns>
              <table:table-header-rows>
                <table:table-row table:style-name="TableRow370">
                  <table:table-cell table:style-name="TableCell371">
                    <text:p text:style-name="Standard"><text:span text:style-name="T372">A <text:s/></text:span><text:span text:style-name="T373">Vermögen</text:span></text:p>
                  </table:table-cell>
                  <table:table-cell table:style-name="TableCell374">
                    <text:p text:style-name="P375"><text:span text:style-name="T376">Betrag (EUR)</text:span></text:p>
                  </table:table-cell>
                  <table:table-cell table:style-name="TableCell377">
                    <text:p text:style-name="Standard"><text:span text:style-name="T378">B <text:s/>Schulden</text:span></text:p>
                  </table:table-cell>
                  <table:table-cell table:style-name="TableCell379">
                    <text:p text:style-name="P380"><text:span text:style-name="T381">Betrag (EUR)</text:span></text:p>
                  </table:table-cell>
                </table:table-row>
              </table:table-header-rows>
              <table:table-row table:style-name="TableRow382">
                <table:table-cell table:style-name="TableCell383" table:number-columns-spanned="2">
                  <text:p text:style-name="Standard"><text:span text:style-name="T384">I. <text:s/></text:span><text:span text:style-name="T385">Anlagevermögen</text:span><text:span text:style-name="T386">:</text:span></text:p>
                </table:table-cell>
                <table:covered-table-cell/>
                <table:table-cell table:style-name="TableCell387" table:number-columns-spanned="2">
                  <text:p text:style-name="Standard"><text:span text:style-name="T388">Langfristige Schulden:</text:span></text:p>
                </table:table-cell>
                <table:covered-table-cell/>
              </table:table-row>
              <table:table-row table:style-name="TableRow389">
                <table:table-cell table:style-name="TableCell390">
                  <text:p text:style-name="Standard"/>
                </table:table-cell>
                <table:table-cell table:style-name="TableCell391">
                  <text:p text:style-name="Standard"/>
                </table:table-cell>
                <table:table-cell table:style-name="TableCell392">
                  <text:p text:style-name="Standard"/>
                </table:table-cell>
                <table:table-cell table:style-name="TableCell393">
                  <text:p text:style-name="Standard"/>
                </table:table-cell>
              </table:table-row>
              <table:table-row table:style-name="TableRow394">
                <table:table-cell table:style-name="TableCell395">
                  <text:p text:style-name="Standard"/>
                </table:table-cell>
                <table:table-cell table:style-name="TableCell396">
                  <text:p text:style-name="Standard"/>
                </table:table-cell>
                <table:table-cell table:style-name="TableCell397">
                  <text:p text:style-name="Standard"/>
                </table:table-cell>
                <table:table-cell table:style-name="TableCell398">
                  <text:p text:style-name="Standard"/>
                </table:table-cell>
              </table:table-row>
              <table:table-row table:style-name="TableRow399">
                <table:table-cell table:style-name="TableCell400">
                  <text:p text:style-name="Standard"/>
                </table:table-cell>
                <table:table-cell table:style-name="TableCell401">
                  <text:p text:style-name="Standard"/>
                </table:table-cell>
                <table:table-cell table:style-name="TableCell402">
                  <text:p text:style-name="Standard"/>
                </table:table-cell>
                <table:table-cell table:style-name="TableCell403">
                  <text:p text:style-name="Standard"/>
                </table:table-cell>
              </table:table-row>
              <table:table-row table:style-name="TableRow404">
                <table:table-cell table:style-name="TableCell405" table:number-columns-spanned="2">
                  <text:p text:style-name="Standard"><text:span text:style-name="T406">II. <text:s/>Umlaufvermoegen:</text:span></text:p>
                </table:table-cell>
                <table:covered-table-cell/>
                <table:table-cell table:style-name="TableCell407" table:number-columns-spanned="2">
                  <text:p text:style-name="Standard"><text:span text:style-name="T408">Kurzfristige Schulden:</text:span></text:p>
                </table:table-cell>
                <table:covered-table-cell/>
              </table:table-row>
              <table:table-row table:style-name="TableRow409">
                <table:table-cell table:style-name="TableCell410">
                  <text:p text:style-name="Standard"/>
                </table:table-cell>
                <table:table-cell table:style-name="TableCell411">
                  <text:p text:style-name="Standard"/>
                </table:table-cell>
                <table:table-cell table:style-name="TableCell412">
                  <text:p text:style-name="Standard"/>
                </table:table-cell>
                <table:table-cell table:style-name="TableCell413">
                  <text:p text:style-name="Standard"/>
                </table:table-cell>
              </table:table-row>
              <table:table-row table:style-name="TableRow414">
                <table:table-cell table:style-name="TableCell415">
                  <text:p text:style-name="Standard"/>
                </table:table-cell>
                <table:table-cell table:style-name="TableCell416">
                  <text:p text:style-name="Standard"/>
                </table:table-cell>
                <table:table-cell table:style-name="TableCell417">
                  <text:p text:style-name="Standard"/>
                </table:table-cell>
                <table:table-cell table:style-name="TableCell418">
                  <text:p text:style-name="Standard"/>
                </table:table-cell>
              </table:table-row>
              <table:table-row table:style-name="TableRow419">
                <table:table-cell table:style-name="TableCell420">
                  <text:p text:style-name="Standard"/>
                </table:table-cell>
                <table:table-cell table:style-name="TableCell421">
                  <text:p text:style-name="Standard"/>
                </table:table-cell>
                <table:table-cell table:style-name="TableCell422">
                  <text:p text:style-name="Standard"/>
                </table:table-cell>
                <table:table-cell table:style-name="TableCell423">
                  <text:p text:style-name="Standard"/>
                </table:table-cell>
              </table:table-row>
              <table:table-row table:style-name="TableRow424">
                <table:table-cell table:style-name="TableCell425">
                  <text:p text:style-name="Standard"/>
                </table:table-cell>
                <table:table-cell table:style-name="TableCell426">
                  <text:p text:style-name="Standard"/>
                </table:table-cell>
                <table:table-cell table:style-name="TableCell427">
                  <text:p text:style-name="Standard"/>
                </table:table-cell>
                <table:table-cell table:style-name="TableCell428">
                  <text:p text:style-name="Standard"/>
                </table:table-cell>
              </table:table-row>
              <table:table-row table:style-name="TableRow429">
                <table:table-cell table:style-name="TableCell430">
                  <text:p text:style-name="Standard"><text:span text:style-name="T431">Summe<text:s/></text:span><text:span text:style-name="T432">Vermögen</text:span><text:span text:style-name="T433">:</text:span></text:p>
                </table:table-cell>
                <table:table-cell table:style-name="TableCell434">
                  <text:p text:style-name="P435"><text:span text:style-name="T436">___________</text:span></text:p>
                </table:table-cell>
                <table:table-cell table:style-name="TableCell437">
                  <text:p text:style-name="Standard"><text:span text:style-name="T438">Summe Schulden:</text:span></text:p>
                </table:table-cell>
                <table:table-cell table:style-name="TableCell439">
                  <text:p text:style-name="P440"><text:span text:style-name="T441">___________</text:span></text:p>
                </table:table-cell>
              </table:table-row>
              <table:table-row table:style-name="TableRow442">
                <table:table-cell table:style-name="TableCell443" table:number-columns-spanned="4">
                  <text:p text:style-name="Standard"><text:span text:style-name="T444">Eigenkapital = <text:s/></text:span><text:span text:style-name="T445">Vermögen</text:span><text:span text:style-name="T446"><text:s/>- Schulden <text:s/>= <text:s/>___________</text:span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</table:table-row>
      </table:table>
      <text:p text:style-name="P447"/>
      <table:table table:style-name="Table448">
        <table:table-columns>
          <table:table-column table:style-name="TableColumn449"/>
        </table:table-columns>
        <table:table-row table:style-name="TableRow450">
          <table:table-cell table:style-name="TableCell451">
            <text:p text:style-name="Standard"><text:span text:style-name="T452">6 <text:s text:c="2"/>Reflexionsfrage</text:span></text:p>
          </table:table-cell>
        </table:table-row>
      </table:table>
      <text:p text:style-name="P453"/>
      <table:table table:style-name="Table454">
        <table:table-columns>
          <table:table-column table:style-name="TableColumn455"/>
        </table:table-columns>
        <table:table-row table:style-name="TableRow456">
          <table:table-cell table:style-name="TableCell457">
            <text:p text:style-name="Standard"><text:span text:style-name="T458">Warum ist die Inventur<text:s/></text:span><text:span text:style-name="T459">für</text:span><text:span text:style-name="T460"><text:s/>ein Unternehmen wichtig? <text:s/></text:span><text:span text:style-name="T461">(Nenne mindestens drei<text:s/></text:span><text:span text:style-name="T462">Gründe</text:span><text:span text:style-name="T463"><text:s/>und<text:s/></text:span><text:span text:style-name="T464">erläutere</text:span><text:span text:style-name="T465"><text:s/>sie kurz.)</text:span></text:p>
          </table:table-cell>
        </table:table-row>
      </table:table>
      <text:p text:style-name="P466"/>
      <text:p text:style-name="P467"><text:span text:style-name="T468"><text:s/></text:span></text:p>
      <text:p text:style-name="P469"><text:span text:style-name="T470"><text:s/></text:span></text:p>
      <text:p text:style-name="P471"><text:span text:style-name="T472"><text:s/></text:span></text:p>
      <text:p text:style-name="P473"><text:span text:style-name="T474"><text:s/></text:span></text:p>
      <text:p text:style-name="P475"><text:span text:style-name="T476"><text:s/></text:span></text:p>
      <text:p text:style-name="P477"><text:span text:style-name="T478"><text:s/></text:span></text:p>
      <text:p text:style-name="P479"/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Standard"><text:span text:style-name="T484">Tipp:<text:s/></text:span><text:span text:style-name="T485">Denke an folgende Aspekte: gesetzliche Pflicht (HGB 240), Aufdeckung von Fehlern und<text:s/></text:span><text:span text:style-name="T486">Fehlbeständen</text:span><text:span text:style-name="T487">, Grundlage<text:s/></text:span><text:span text:style-name="T488">für</text:span><text:span text:style-name="T489"><text:s/>Bilanz und Jahresabschluss, Nachweis des Unternehmenswertes.</text:span></text:p>
          </table:table-cell>
        </table:table-row>
      </table:table>
      <text:p text:style-name="P4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6.6%"/>
    </style:style>
    <style:style style:name="Fußnotentext" style:display-name="Fußnotentext" style:family="paragraph">
      <style:text-properties fo:font-size="10pt" style:font-size-asian="10pt" style:font-size-complex="10pt"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0.6944in" fo:margin-bottom="0.4916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0993in"/>
      </style:footer-style>
    </style:page-layout>
    <style:style style:name="P6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416in"/>
    </style:style>
    <style:style style:name="T7" style:parent-style-name="Absatz-Standardschriftart" style:family="text">
      <style:text-properties fo:color="#2E75B6" fo:font-size="8pt" style:font-size-asian="8pt" style:font-size-complex="8pt"/>
    </style:style>
    <style:style style:name="P8" style:parent-style-name="Standard" style:family="paragraph">
      <style:paragraph-properties fo:border-top="0.0069in solid #BDD7EE" fo:border-left="0in none #FFFFFF" fo:border-bottom="0in none #FFFFFF" fo:border-right="0in none #FFFFFF" fo:padding="0in" style:shadow="none" fo:margin-top="0.0416in"/>
    </style:style>
    <style:style style:name="T9" style:parent-style-name="Absatz-Standardschriftart" style:family="text">
      <style:text-properties fo:color="#595959" fo:font-size="8pt" style:font-size-asian="8pt" style:font-size-complex="8pt"/>
    </style:style>
    <style:style style:name="T10" style:parent-style-name="Absatz-Standardschriftart" style:family="text">
      <style:text-properties fo:color="#595959" fo:font-size="8pt" style:font-size-asian="8pt" style:font-size-complex="8pt"/>
    </style:style>
    <style:style style:name="T11" style:parent-style-name="Absatz-Standardschriftart" style:family="text">
      <style:text-properties fo:color="#595959" fo:font-size="8pt" style:font-size-asian="8pt" style:font-size-complex="8pt"/>
    </style:style>
  </office:automatic-styles>
  <office:master-styles>
    <style:master-page style:name="MP0" style:page-layout-name="PL0">
      <style:header>
        <text:p text:style-name="P6"><text:span text:style-name="T7">Rechnungswesen <text:s/>| <text:s/>Inventur und Inventar <text:s/>| <text:s/>Bergisches Papierkontor GmbH (BPK)</text:span></text:p>
      </style:header>
      <style:footer>
        <text:p text:style-name="P8"><text:span text:style-name="T9">Seite<text:s/></text:span><text:span text:style-name="T10"><text:page-number text:fixed="false">1</text:page-number></text:span><text:span text:style-name="T11"><text:s text:c="2"/>| <text:s/>Unterrichtsmaterial Rechnungswesen <text:s/>| <text:s/>Berufsschule / Sek I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30T07:10:00Z</meta:creation-date>
    <dc:date>2026-03-30T07:10:00Z</dc:date>
    <meta:template xlink:href="Normal" xlink:type="simple"/>
    <meta:editing-cycles>2</meta:editing-cycles>
    <meta:editing-duration>PT0S</meta:editing-duration>
    <meta:document-statistic meta:page-count="2" meta:paragraph-count="8" meta:word-count="551" meta:character-count="4020" meta:row-count="28" meta:non-whitespace-character-count="3477"/>
  </office:meta>
</office:document-meta>
</file>